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Native</text:a></text:p>
          </table:table-cell>
          <table:table-cell table:style-name="ce1" office:value-type="string" calcext:value-type="string">
            <text:p><text:a xlink:href="javascript:sort('ts',4,false)" xlink:type="simple">Adm.</text:a>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79-01-17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1989-01-12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1999-02-14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)</text:p>
            <text:p>2009-02-25</text:p>
          </table:table-cell>
          <table:table-cell table:style-name="ce1" office:value-type="string" calcext:value-type="string">
            <text:p><text:a xlink:href="javascript:sort('ts',9,true,0)" xlink:type="simple">Population</text:a></text:p>
            <text:p>Census (C)</text:p>
            <text:p>2021-10-01</text:p>
          </table:table-cell>
          <table:table-cell table:style-name="ce1" office:value-type="string" calcext:value-type="string">
            <text:p><text:a xlink:href="javascript:sort('ts',10,true,0)" xlink:type="simple">Population</text:a></text:p>
            <text:p>Estimate (E)</text:p>
            <text:p>2023-01-01</text:p>
          </table:table-cell>
        </table:table-row>
        <table:table-row table:style-name="ro2">
          <table:table-cell office:value-type="string" calcext:value-type="string">
            <text:p><text:a xlink:href="javascript:sym(36641)" xlink:type="simple">Abaı</text:a> [Abay]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Абай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454" calcext:value-type="float">
            <text:p>15454</text:p>
          </table:table-cell>
          <table:table-cell office:value-type="float" office:value="17700" calcext:value-type="float">
            <text:p>17700</text:p>
          </table:table-cell>
          <table:table-cell office:value-type="float" office:value="23510" calcext:value-type="float">
            <text:p>23510</text:p>
          </table:table-cell>
          <table:table-cell office:value-type="float" office:value="24062" calcext:value-type="float">
            <text:p>24062</text:p>
          </table:table-cell>
        </table:table-row>
        <table:table-row table:style-name="ro2">
          <table:table-cell office:value-type="string" calcext:value-type="string">
            <text:p><text:a xlink:href="javascript:sym(30177)" xlink:type="simple">Abaı</text:a> [Aba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Абай</text:p>
          </table:table-cell>
          <table:table-cell office:value-type="string" calcext:value-type="string">
            <text:p>QAR</text:p>
          </table:table-cell>
          <table:table-cell office:value-type="float" office:value="39387" calcext:value-type="float">
            <text:p>39387</text:p>
          </table:table-cell>
          <table:table-cell office:value-type="float" office:value="46533" calcext:value-type="float">
            <text:p>46533</text:p>
          </table:table-cell>
          <table:table-cell office:value-type="float" office:value="33066" calcext:value-type="float">
            <text:p>33066</text:p>
          </table:table-cell>
          <table:table-cell office:value-type="float" office:value="25550" calcext:value-type="float">
            <text:p>25550</text:p>
          </table:table-cell>
          <table:table-cell office:value-type="float" office:value="28602" calcext:value-type="float">
            <text:p>28602</text:p>
          </table:table-cell>
          <table:table-cell office:value-type="float" office:value="28579" calcext:value-type="float">
            <text:p>28579</text:p>
          </table:table-cell>
        </table:table-row>
        <table:table-row table:style-name="ro1">
          <table:table-cell office:value-type="string" calcext:value-type="string">
            <text:p><text:a xlink:href="javascript:sym(30168)" xlink:type="simple">Áıteke Bı</text:a> (Novokazalinsk)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Әйтеке би</text:p>
          </table:table-cell>
          <table:table-cell office:value-type="string" calcext:value-type="string">
            <text:p>QYZ</text:p>
          </table:table-cell>
          <table:table-cell office:value-type="float" office:value="41565" calcext:value-type="float">
            <text:p>41565</text:p>
          </table:table-cell>
          <table:table-cell office:value-type="float" office:value="32059" calcext:value-type="float">
            <text:p>32059</text:p>
          </table:table-cell>
          <table:table-cell office:value-type="float" office:value="33441" calcext:value-type="float">
            <text:p>33441</text:p>
          </table:table-cell>
          <table:table-cell office:value-type="float" office:value="38046" calcext:value-type="float">
            <text:p>38046</text:p>
          </table:table-cell>
          <table:table-cell office:value-type="float" office:value="44502" calcext:value-type="float">
            <text:p>44502</text:p>
          </table:table-cell>
          <table:table-cell office:value-type="float" office:value="45674" calcext:value-type="float">
            <text:p>45674</text:p>
          </table:table-cell>
        </table:table-row>
        <table:table-row table:style-name="ro3">
          <table:table-cell office:value-type="string" calcext:value-type="string">
            <text:p><text:a xlink:href="javascript:sym(30178)" xlink:type="simple">Ajagóz</text:a> [Ayagoz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Аягөз</text:p>
          </table:table-cell>
          <table:table-cell office:value-type="string" calcext:value-type="string">
            <text:p>ABA</text:p>
          </table:table-cell>
          <table:table-cell office:value-type="float" office:value="38969" calcext:value-type="float">
            <text:p>38969</text:p>
          </table:table-cell>
          <table:table-cell office:value-type="float" office:value="42729" calcext:value-type="float">
            <text:p>42729</text:p>
          </table:table-cell>
          <table:table-cell office:value-type="float" office:value="38470" calcext:value-type="float">
            <text:p>38470</text:p>
          </table:table-cell>
          <table:table-cell office:value-type="float" office:value="37537" calcext:value-type="float">
            <text:p>37537</text:p>
          </table:table-cell>
          <table:table-cell office:value-type="float" office:value="42351" calcext:value-type="float">
            <text:p>42351</text:p>
          </table:table-cell>
          <table:table-cell office:value-type="float" office:value="42268" calcext:value-type="float">
            <text:p>42268</text:p>
          </table:table-cell>
        </table:table-row>
        <table:table-row table:style-name="ro2">
          <table:table-cell office:value-type="string" calcext:value-type="string">
            <text:p><text:a xlink:href="javascript:sym(30158)" xlink:type="simple">Alǵ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Алға</text:p>
          </table:table-cell>
          <table:table-cell office:value-type="string" calcext:value-type="string">
            <text:p>AQT</text:p>
          </table:table-cell>
          <table:table-cell office:value-type="float" office:value="16420" calcext:value-type="float">
            <text:p>16420</text:p>
          </table:table-cell>
          <table:table-cell office:value-type="float" office:value="17910" calcext:value-type="float">
            <text:p>17910</text:p>
          </table:table-cell>
          <table:table-cell office:value-type="float" office:value="15372" calcext:value-type="float">
            <text:p>15372</text:p>
          </table:table-cell>
          <table:table-cell office:value-type="float" office:value="19705" calcext:value-type="float">
            <text:p>19705</text:p>
          </table:table-cell>
          <table:table-cell office:value-type="float" office:value="22446" calcext:value-type="float">
            <text:p>22446</text:p>
          </table:table-cell>
          <table:table-cell office:value-type="float" office:value="22740" calcext:value-type="float">
            <text:p>22740</text:p>
          </table:table-cell>
        </table:table-row>
        <table:table-row table:style-name="ro3">
          <table:table-cell office:value-type="string" calcext:value-type="string">
            <text:p><text:a xlink:href="javascript:sym(3352)" xlink:type="simple">Almaty</text:a> [Alma-Ata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Алматы</text:p>
          </table:table-cell>
          <table:table-cell office:value-type="string" calcext:value-type="string">
            <text:p>AAK</text:p>
          </table:table-cell>
          <table:table-cell office:value-type="float" office:value="909644" calcext:value-type="float">
            <text:p>909644</text:p>
          </table:table-cell>
          <table:table-cell office:value-type="float" office:value="1127884" calcext:value-type="float">
            <text:p>1127884</text:p>
          </table:table-cell>
          <table:table-cell table:style-name="ce3" office:value-type="float" office:value="1180000" calcext:value-type="float">
            <text:p>1180000</text:p>
          </table:table-cell>
          <table:table-cell office:value-type="float" office:value="1723830" calcext:value-type="float">
            <text:p>1723830</text:p>
          </table:table-cell>
          <table:table-cell office:value-type="float" office:value="2146576" calcext:value-type="float">
            <text:p>2146576</text:p>
          </table:table-cell>
          <table:table-cell office:value-type="float" office:value="2161797" calcext:value-type="float">
            <text:p>2161797</text:p>
          </table:table-cell>
        </table:table-row>
        <table:table-row table:style-name="ro3">
          <table:table-cell office:value-type="string" calcext:value-type="string">
            <text:p><text:a xlink:href="javascript:sym(3380)" xlink:type="simple">Altaı</text:a> (Zyrjanovsk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Алтай</text:p>
          </table:table-cell>
          <table:table-cell office:value-type="string" calcext:value-type="string">
            <text:p>SHQ</text:p>
          </table:table-cell>
          <table:table-cell office:value-type="float" office:value="51132" calcext:value-type="float">
            <text:p>51132</text:p>
          </table:table-cell>
          <table:table-cell office:value-type="float" office:value="52838" calcext:value-type="float">
            <text:p>52838</text:p>
          </table:table-cell>
          <table:table-cell office:value-type="float" office:value="43894" calcext:value-type="float">
            <text:p>43894</text:p>
          </table:table-cell>
          <table:table-cell office:value-type="float" office:value="39320" calcext:value-type="float">
            <text:p>39320</text:p>
          </table:table-cell>
          <table:table-cell office:value-type="float" office:value="36360" calcext:value-type="float">
            <text:p>36360</text:p>
          </table:table-cell>
          <table:table-cell office:value-type="float" office:value="36122" calcext:value-type="float">
            <text:p>36122</text:p>
          </table:table-cell>
        </table:table-row>
        <table:table-row table:style-name="ro2">
          <table:table-cell office:value-type="string" calcext:value-type="string">
            <text:p><text:a xlink:href="javascript:sym(30160)" xlink:type="simple">Aqsaı</text:a> [Aksa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Ақсай</text:p>
          </table:table-cell>
          <table:table-cell office:value-type="string" calcext:value-type="string">
            <text:p>BQA</text:p>
          </table:table-cell>
          <table:table-cell office:value-type="float" office:value="10400" calcext:value-type="float">
            <text:p>10400</text:p>
          </table:table-cell>
          <table:table-cell office:value-type="float" office:value="18237" calcext:value-type="float">
            <text:p>18237</text:p>
          </table:table-cell>
          <table:table-cell office:value-type="float" office:value="28953" calcext:value-type="float">
            <text:p>28953</text:p>
          </table:table-cell>
          <table:table-cell office:value-type="float" office:value="32873" calcext:value-type="float">
            <text:p>32873</text:p>
          </table:table-cell>
          <table:table-cell office:value-type="float" office:value="36293" calcext:value-type="float">
            <text:p>36293</text:p>
          </table:table-cell>
          <table:table-cell office:value-type="float" office:value="36357" calcext:value-type="float">
            <text:p>36357</text:p>
          </table:table-cell>
        </table:table-row>
        <table:table-row table:style-name="ro2">
          <table:table-cell office:value-type="string" calcext:value-type="string">
            <text:p><text:a xlink:href="javascript:sym(14250)" xlink:type="simple">Aqsý</text:a> [Aks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Ақсу</text:p>
          </table:table-cell>
          <table:table-cell office:value-type="string" calcext:value-type="string">
            <text:p>PAV</text:p>
          </table:table-cell>
          <table:table-cell office:value-type="float" office:value="41572" calcext:value-type="float">
            <text:p>41572</text:p>
          </table:table-cell>
          <table:table-cell office:value-type="float" office:value="47067" calcext:value-type="float">
            <text:p>47067</text:p>
          </table:table-cell>
          <table:table-cell office:value-type="float" office:value="42264" calcext:value-type="float">
            <text:p>42264</text:p>
          </table:table-cell>
          <table:table-cell office:value-type="float" office:value="45210" calcext:value-type="float">
            <text:p>45210</text:p>
          </table:table-cell>
          <table:table-cell office:value-type="float" office:value="51866" calcext:value-type="float">
            <text:p>51866</text:p>
          </table:table-cell>
          <table:table-cell office:value-type="float" office:value="51623" calcext:value-type="float">
            <text:p>51623</text:p>
          </table:table-cell>
        </table:table-row>
        <table:table-row table:style-name="ro4">
          <table:table-cell office:value-type="string" calcext:value-type="string">
            <text:p><text:a xlink:href="javascript:sym(30635)" xlink:type="simple">Aqsý</text:a> (Aqsýkent) [Aksu, Aksukent]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Ақсу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620" calcext:value-type="float">
            <text:p>23620</text:p>
          </table:table-cell>
          <table:table-cell office:value-type="float" office:value="29541" calcext:value-type="float">
            <text:p>29541</text:p>
          </table:table-cell>
          <table:table-cell office:value-type="float" office:value="32896" calcext:value-type="float">
            <text:p>32896</text:p>
          </table:table-cell>
          <table:table-cell office:value-type="float" office:value="34114" calcext:value-type="float">
            <text:p>34114</text:p>
          </table:table-cell>
        </table:table-row>
        <table:table-row table:style-name="ro1">
          <table:table-cell office:value-type="string" calcext:value-type="string">
            <text:p><text:a xlink:href="javascript:sym(3350)" xlink:type="simple">Aqtaý</text:a> (Ševcenko) [Akta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Ақтау</text:p>
          </table:table-cell>
          <table:table-cell office:value-type="string" calcext:value-type="string">
            <text:p>MAN</text:p>
          </table:table-cell>
          <table:table-cell office:value-type="float" office:value="110575" calcext:value-type="float">
            <text:p>110575</text:p>
          </table:table-cell>
          <table:table-cell office:value-type="float" office:value="159245" calcext:value-type="float">
            <text:p>159245</text:p>
          </table:table-cell>
          <table:table-cell office:value-type="float" office:value="143396" calcext:value-type="float">
            <text:p>143396</text:p>
          </table:table-cell>
          <table:table-cell office:value-type="float" office:value="166962" calcext:value-type="float">
            <text:p>166962</text:p>
          </table:table-cell>
          <table:table-cell office:value-type="float" office:value="251855" calcext:value-type="float">
            <text:p>251855</text:p>
          </table:table-cell>
          <table:table-cell office:value-type="float" office:value="263893" calcext:value-type="float">
            <text:p>263893</text:p>
          </table:table-cell>
        </table:table-row>
        <table:table-row table:style-name="ro1">
          <table:table-cell office:value-type="string" calcext:value-type="string">
            <text:p><text:a xlink:href="javascript:sym(3351)" xlink:type="simple">Aqtóbe</text:a> (Akt'ubinsk) [Aktobe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Ақтөбе</text:p>
          </table:table-cell>
          <table:table-cell office:value-type="string" calcext:value-type="string">
            <text:p>AQT</text:p>
          </table:table-cell>
          <table:table-cell office:value-type="float" office:value="190569" calcext:value-type="float">
            <text:p>190569</text:p>
          </table:table-cell>
          <table:table-cell office:value-type="float" office:value="253532" calcext:value-type="float">
            <text:p>253532</text:p>
          </table:table-cell>
          <table:table-cell office:value-type="float" office:value="253088" calcext:value-type="float">
            <text:p>253088</text:p>
          </table:table-cell>
          <table:table-cell office:value-type="float" office:value="391669" calcext:value-type="float">
            <text:p>391669</text:p>
          </table:table-cell>
          <table:table-cell office:value-type="float" office:value="540493" calcext:value-type="float">
            <text:p>540493</text:p>
          </table:table-cell>
          <table:table-cell office:value-type="float" office:value="559911" calcext:value-type="float">
            <text:p>559911</text:p>
          </table:table-cell>
        </table:table-row>
        <table:table-row table:style-name="ro2">
          <table:table-cell office:value-type="string" calcext:value-type="string">
            <text:p><text:a xlink:href="javascript:sym(30169)" xlink:type="simple">Aral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Арал</text:p>
          </table:table-cell>
          <table:table-cell office:value-type="string" calcext:value-type="string">
            <text:p>QYZ</text:p>
          </table:table-cell>
          <table:table-cell office:value-type="float" office:value="32087" calcext:value-type="float">
            <text:p>32087</text:p>
          </table:table-cell>
          <table:table-cell office:value-type="float" office:value="30801" calcext:value-type="float">
            <text:p>30801</text:p>
          </table:table-cell>
          <table:table-cell office:value-type="float" office:value="30347" calcext:value-type="float">
            <text:p>30347</text:p>
          </table:table-cell>
          <table:table-cell office:value-type="float" office:value="29987" calcext:value-type="float">
            <text:p>29987</text:p>
          </table:table-cell>
          <table:table-cell office:value-type="float" office:value="36004" calcext:value-type="float">
            <text:p>36004</text:p>
          </table:table-cell>
          <table:table-cell office:value-type="float" office:value="36956" calcext:value-type="float">
            <text:p>36956</text:p>
          </table:table-cell>
        </table:table-row>
        <table:table-row table:style-name="ro1">
          <table:table-cell office:value-type="string" calcext:value-type="string">
            <text:p><text:a xlink:href="javascript:sym(3353)" xlink:type="simple">Arqalyq</text:a> (Arkalyk) [Arkalyk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Арқалық</text:p>
          </table:table-cell>
          <table:table-cell office:value-type="string" calcext:value-type="string">
            <text:p>QOS</text:p>
          </table:table-cell>
          <table:table-cell office:value-type="float" office:value="47963" calcext:value-type="float">
            <text:p>47963</text:p>
          </table:table-cell>
          <table:table-cell office:value-type="float" office:value="62367" calcext:value-type="float">
            <text:p>62367</text:p>
          </table:table-cell>
          <table:table-cell office:value-type="float" office:value="45736" calcext:value-type="float">
            <text:p>45736</text:p>
          </table:table-cell>
          <table:table-cell office:value-type="float" office:value="28169" calcext:value-type="float">
            <text:p>28169</text:p>
          </table:table-cell>
          <table:table-cell office:value-type="float" office:value="29589" calcext:value-type="float">
            <text:p>29589</text:p>
          </table:table-cell>
          <table:table-cell office:value-type="float" office:value="28910" calcext:value-type="float">
            <text:p>28910</text:p>
          </table:table-cell>
        </table:table-row>
        <table:table-row table:style-name="ro2">
          <table:table-cell office:value-type="string" calcext:value-type="string">
            <text:p><text:a xlink:href="javascript:sym(30163)" xlink:type="simple">Ary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Арыс</text:p>
          </table:table-cell>
          <table:table-cell office:value-type="string" calcext:value-type="string">
            <text:p>TUR</text:p>
          </table:table-cell>
          <table:table-cell office:value-type="float" office:value="27995" calcext:value-type="float">
            <text:p>27995</text:p>
          </table:table-cell>
          <table:table-cell office:value-type="float" office:value="33523" calcext:value-type="float">
            <text:p>33523</text:p>
          </table:table-cell>
          <table:table-cell office:value-type="float" office:value="34143" calcext:value-type="float">
            <text:p>34143</text:p>
          </table:table-cell>
          <table:table-cell office:value-type="float" office:value="38425" calcext:value-type="float">
            <text:p>38425</text:p>
          </table:table-cell>
          <table:table-cell office:value-type="float" office:value="50370" calcext:value-type="float">
            <text:p>50370</text:p>
          </table:table-cell>
          <table:table-cell office:value-type="float" office:value="51996" calcext:value-type="float">
            <text:p>51996</text:p>
          </table:table-cell>
        </table:table-row>
        <table:table-row table:style-name="ro4">
          <table:table-cell office:value-type="string" calcext:value-type="string">
            <text:p><text:a xlink:href="javascript:sym(3349)" xlink:type="simple">Astana</text:a> (Nur-Sultan, Celinograd, Aqmol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Астана</text:p>
          </table:table-cell>
          <table:table-cell office:value-type="string" calcext:value-type="string">
            <text:p>AST</text:p>
          </table:table-cell>
          <table:table-cell office:value-type="float" office:value="233638" calcext:value-type="float">
            <text:p>233638</text:p>
          </table:table-cell>
          <table:table-cell office:value-type="float" office:value="277365" calcext:value-type="float">
            <text:p>277365</text:p>
          </table:table-cell>
          <table:table-cell office:value-type="float" office:value="328341" calcext:value-type="float">
            <text:p>328341</text:p>
          </table:table-cell>
          <table:table-cell office:value-type="float" office:value="613006" calcext:value-type="float">
            <text:p>613006</text:p>
          </table:table-cell>
          <table:table-cell office:value-type="float" office:value="1234042" calcext:value-type="float">
            <text:p>1234042</text:p>
          </table:table-cell>
          <table:table-cell office:value-type="float" office:value="1354507" calcext:value-type="float">
            <text:p>1354507</text:p>
          </table:table-cell>
        </table:table-row>
        <table:table-row table:style-name="ro2">
          <table:table-cell office:value-type="string" calcext:value-type="string">
            <text:p><text:a xlink:href="javascript:sym(32097)" xlink:type="simple">Atameken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Атамекен</text:p>
          </table:table-cell>
          <table:table-cell office:value-type="string" calcext:value-type="string">
            <text:p>MA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2428" calcext:value-type="float">
            <text:p>22428</text:p>
          </table:table-cell>
          <table:table-cell office:value-type="float" office:value="29294" calcext:value-type="float">
            <text:p>2929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153)" xlink:type="simple">Atbasa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Атбасар</text:p>
          </table:table-cell>
          <table:table-cell office:value-type="string" calcext:value-type="string">
            <text:p>AQM</text:p>
          </table:table-cell>
          <table:table-cell office:value-type="float" office:value="36250" calcext:value-type="float">
            <text:p>36250</text:p>
          </table:table-cell>
          <table:table-cell office:value-type="float" office:value="39163" calcext:value-type="float">
            <text:p>39163</text:p>
          </table:table-cell>
          <table:table-cell office:value-type="float" office:value="32288" calcext:value-type="float">
            <text:p>32288</text:p>
          </table:table-cell>
          <table:table-cell office:value-type="float" office:value="30436" calcext:value-type="float">
            <text:p>30436</text:p>
          </table:table-cell>
          <table:table-cell office:value-type="float" office:value="31434" calcext:value-type="float">
            <text:p>31434</text:p>
          </table:table-cell>
          <table:table-cell office:value-type="float" office:value="31090" calcext:value-type="float">
            <text:p>31090</text:p>
          </table:table-cell>
        </table:table-row>
        <table:table-row table:style-name="ro3">
          <table:table-cell office:value-type="string" calcext:value-type="string">
            <text:p><text:a xlink:href="javascript:sym(3354)" xlink:type="simple">Atyraý</text:a> (Gurjev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Атырау</text:p>
          </table:table-cell>
          <table:table-cell office:value-type="string" calcext:value-type="string">
            <text:p>ATY</text:p>
          </table:table-cell>
          <table:table-cell office:value-type="float" office:value="130916" calcext:value-type="float">
            <text:p>130916</text:p>
          </table:table-cell>
          <table:table-cell office:value-type="float" office:value="149261" calcext:value-type="float">
            <text:p>149261</text:p>
          </table:table-cell>
          <table:table-cell office:value-type="float" office:value="143184" calcext:value-type="float">
            <text:p>143184</text:p>
          </table:table-cell>
          <table:table-cell office:value-type="float" office:value="214129" calcext:value-type="float">
            <text:p>214129</text:p>
          </table:table-cell>
          <table:table-cell office:value-type="float" office:value="306548" calcext:value-type="float">
            <text:p>306548</text:p>
          </table:table-cell>
          <table:table-cell office:value-type="float" office:value="316468" calcext:value-type="float">
            <text:p>316468</text:p>
          </table:table-cell>
        </table:table-row>
        <table:table-row table:style-name="ro4">
          <table:table-cell office:value-type="string" calcext:value-type="string">
            <text:p><text:a xlink:href="javascript:sym(11231)" xlink:type="simple">Baıqońyr</text:a> (Bajkonyr, Leninsk) [Baikonur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Байқоңыр / Байконыр</text:p>
          </table:table-cell>
          <table:table-cell office:value-type="string" calcext:value-type="string">
            <text:p>QYZ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8776" calcext:value-type="float">
            <text:p>28776</text:p>
          </table:table-cell>
          <table:table-cell office:value-type="float" office:value="36175" calcext:value-type="float">
            <text:p>36175</text:p>
          </table:table-cell>
          <table:table-cell office:value-type="float" office:value="34295" calcext:value-type="float">
            <text:p>34295</text:p>
          </table:table-cell>
          <table:table-cell office:value-type="float" office:value="34600" calcext:value-type="float">
            <text:p>34600</text:p>
          </table:table-cell>
        </table:table-row>
        <table:table-row table:style-name="ro2">
          <table:table-cell office:value-type="string" calcext:value-type="string">
            <text:p><text:a xlink:href="javascript:sym(38906)" xlink:type="simple">Baıserke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Байсерке</text:p>
          </table:table-cell>
          <table:table-cell office:value-type="string" calcext:value-type="string">
            <text:p>AA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673" calcext:value-type="float">
            <text:p>8673</text:p>
          </table:table-cell>
          <table:table-cell office:value-type="float" office:value="15124" calcext:value-type="float">
            <text:p>15124</text:p>
          </table:table-cell>
          <table:table-cell office:value-type="float" office:value="26338" calcext:value-type="float">
            <text:p>26338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<text:a xlink:href="javascript:sym(3355)" xlink:type="simple">Balqash</text:a> (Balchaš) [Balkhash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Балқаш</text:p>
          </table:table-cell>
          <table:table-cell office:value-type="string" calcext:value-type="string">
            <text:p>QAR</text:p>
          </table:table-cell>
          <table:table-cell office:value-type="float" office:value="78145" calcext:value-type="float">
            <text:p>78145</text:p>
          </table:table-cell>
          <table:table-cell office:value-type="float" office:value="86609" calcext:value-type="float">
            <text:p>86609</text:p>
          </table:table-cell>
          <table:table-cell office:value-type="float" office:value="65431" calcext:value-type="float">
            <text:p>65431</text:p>
          </table:table-cell>
          <table:table-cell office:value-type="float" office:value="68833" calcext:value-type="float">
            <text:p>68833</text:p>
          </table:table-cell>
          <table:table-cell office:value-type="float" office:value="73785" calcext:value-type="float">
            <text:p>73785</text:p>
          </table:table-cell>
          <table:table-cell office:value-type="float" office:value="73730" calcext:value-type="float">
            <text:p>73730</text:p>
          </table:table-cell>
        </table:table-row>
        <table:table-row table:style-name="ro2">
          <table:table-cell office:value-type="string" calcext:value-type="string">
            <text:p><text:a xlink:href="javascript:sym(38908)" xlink:type="simple">Basqudyq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Басқұдық</text:p>
          </table:table-cell>
          <table:table-cell office:value-type="string" calcext:value-type="string">
            <text:p>MA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215" calcext:value-type="float">
            <text:p>14215</text:p>
          </table:table-cell>
          <table:table-cell office:value-type="float" office:value="31534" calcext:value-type="float">
            <text:p>31534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2096)" xlink:type="simple">Beıneý</text:a> [Beyneu]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Бейнеу</text:p>
          </table:table-cell>
          <table:table-cell office:value-type="string" calcext:value-type="string">
            <text:p>MA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299" calcext:value-type="float">
            <text:p>14299</text:p>
          </table:table-cell>
          <table:table-cell office:value-type="float" office:value="32452" calcext:value-type="float">
            <text:p>32452</text:p>
          </table:table-cell>
          <table:table-cell office:value-type="float" office:value="55842" calcext:value-type="float">
            <text:p>55842</text:p>
          </table:table-cell>
          <table:table-cell office:value-type="float" office:value="57682" calcext:value-type="float">
            <text:p>57682</text:p>
          </table:table-cell>
        </table:table-row>
        <table:table-row table:style-name="ro3">
          <table:table-cell office:value-type="string" calcext:value-type="string">
            <text:p><text:a xlink:href="javascript:sym(30150)" xlink:type="simple">Boraldaı</text:a> [Boralday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Боралдай</text:p>
          </table:table-cell>
          <table:table-cell office:value-type="string" calcext:value-type="string">
            <text:p>AAO</text:p>
          </table:table-cell>
          <table:table-cell office:value-type="float" office:value="12972" calcext:value-type="float">
            <text:p>12972</text:p>
          </table:table-cell>
          <table:table-cell office:value-type="float" office:value="21014" calcext:value-type="float">
            <text:p>21014</text:p>
          </table:table-cell>
          <table:table-cell office:value-type="float" office:value="18999" calcext:value-type="float">
            <text:p>18999</text:p>
          </table:table-cell>
          <table:table-cell office:value-type="float" office:value="25676" calcext:value-type="float">
            <text:p>25676</text:p>
          </table:table-cell>
          <table:table-cell office:value-type="float" office:value="35863" calcext:value-type="float">
            <text:p>35863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8482)" xlink:type="simple">Derqul</text:a> [Derkul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Дерқұл</text:p>
          </table:table-cell>
          <table:table-cell office:value-type="string" calcext:value-type="string">
            <text:p>BQA</text:p>
          </table:table-cell>
          <table:table-cell office:value-type="float" office:value="7376" calcext:value-type="float">
            <text:p>7376</text:p>
          </table:table-cell>
          <table:table-cell office:value-type="float" office:value="8385" calcext:value-type="float">
            <text:p>8385</text:p>
          </table:table-cell>
          <table:table-cell office:value-type="float" office:value="8606" calcext:value-type="float">
            <text:p>8606</text:p>
          </table:table-cell>
          <table:table-cell office:value-type="float" office:value="9786" calcext:value-type="float">
            <text:p>9786</text:p>
          </table:table-cell>
          <table:table-cell office:value-type="float" office:value="28407" calcext:value-type="float">
            <text:p>28407</text:p>
          </table:table-cell>
          <table:table-cell office:value-type="float" office:value="29348" calcext:value-type="float">
            <text:p>29348</text:p>
          </table:table-cell>
        </table:table-row>
        <table:table-row table:style-name="ro2">
          <table:table-cell office:value-type="string" calcext:value-type="string">
            <text:p><text:a xlink:href="javascript:sym(3359)" xlink:type="simple">Ekibastuz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Екібастұз</text:p>
          </table:table-cell>
          <table:table-cell office:value-type="string" calcext:value-type="string">
            <text:p>PAV</text:p>
          </table:table-cell>
          <table:table-cell office:value-type="float" office:value="65871" calcext:value-type="float">
            <text:p>65871</text:p>
          </table:table-cell>
          <table:table-cell office:value-type="float" office:value="134627" calcext:value-type="float">
            <text:p>134627</text:p>
          </table:table-cell>
          <table:table-cell office:value-type="float" office:value="127197" calcext:value-type="float">
            <text:p>127197</text:p>
          </table:table-cell>
          <table:table-cell office:value-type="float" office:value="125012" calcext:value-type="float">
            <text:p>125012</text:p>
          </table:table-cell>
          <table:table-cell office:value-type="float" office:value="129748" calcext:value-type="float">
            <text:p>129748</text:p>
          </table:table-cell>
          <table:table-cell office:value-type="float" office:value="129000" calcext:value-type="float">
            <text:p>129000</text:p>
          </table:table-cell>
        </table:table-row>
        <table:table-row table:style-name="ro2">
          <table:table-cell office:value-type="string" calcext:value-type="string">
            <text:p><text:a xlink:href="javascript:sym(30148)" xlink:type="simple">Esik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Есік</text:p>
          </table:table-cell>
          <table:table-cell office:value-type="string" calcext:value-type="string">
            <text:p>AAO</text:p>
          </table:table-cell>
          <table:table-cell office:value-type="float" office:value="25209" calcext:value-type="float">
            <text:p>25209</text:p>
          </table:table-cell>
          <table:table-cell office:value-type="float" office:value="26955" calcext:value-type="float">
            <text:p>26955</text:p>
          </table:table-cell>
          <table:table-cell office:value-type="float" office:value="31254" calcext:value-type="float">
            <text:p>31254</text:p>
          </table:table-cell>
          <table:table-cell office:value-type="float" office:value="34355" calcext:value-type="float">
            <text:p>34355</text:p>
          </table:table-cell>
          <table:table-cell office:value-type="float" office:value="41018" calcext:value-type="float">
            <text:p>41018</text:p>
          </table:table-cell>
          <table:table-cell office:value-type="float" office:value="41342" calcext:value-type="float">
            <text:p>41342</text:p>
          </table:table-cell>
        </table:table-row>
        <table:table-row table:style-name="ro2">
          <table:table-cell office:value-type="string" calcext:value-type="string">
            <text:p><text:a xlink:href="javascript:sym(38911)" xlink:type="simple">Eski Iqan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Ескі Иқан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277" calcext:value-type="float">
            <text:p>11277</text:p>
          </table:table-cell>
          <table:table-cell office:value-type="float" office:value="14294" calcext:value-type="float">
            <text:p>14294</text:p>
          </table:table-cell>
          <table:table-cell office:value-type="float" office:value="20885" calcext:value-type="float">
            <text:p>2088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157)" xlink:type="simple">Hromtaý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Хромтау</text:p>
          </table:table-cell>
          <table:table-cell office:value-type="string" calcext:value-type="string">
            <text:p>AQT</text:p>
          </table:table-cell>
          <table:table-cell office:value-type="float" office:value="17917" calcext:value-type="float">
            <text:p>17917</text:p>
          </table:table-cell>
          <table:table-cell office:value-type="float" office:value="24438" calcext:value-type="float">
            <text:p>24438</text:p>
          </table:table-cell>
          <table:table-cell office:value-type="float" office:value="21740" calcext:value-type="float">
            <text:p>21740</text:p>
          </table:table-cell>
          <table:table-cell office:value-type="float" office:value="24089" calcext:value-type="float">
            <text:p>24089</text:p>
          </table:table-cell>
          <table:table-cell office:value-type="float" office:value="29579" calcext:value-type="float">
            <text:p>29579</text:p>
          </table:table-cell>
          <table:table-cell office:value-type="float" office:value="29985" calcext:value-type="float">
            <text:p>29985</text:p>
          </table:table-cell>
        </table:table-row>
        <table:table-row table:style-name="ro1">
          <table:table-cell office:value-type="string" calcext:value-type="string">
            <text:p><text:a xlink:href="javascript:sym(11232)" xlink:type="simple">Jańaózen</text:a> (Novyj Uzen') [Zhanaoze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Жаңаөзен</text:p>
          </table:table-cell>
          <table:table-cell office:value-type="string" calcext:value-type="string">
            <text:p>MAN</text:p>
          </table:table-cell>
          <table:table-cell office:value-type="float" office:value="34389" calcext:value-type="float">
            <text:p>34389</text:p>
          </table:table-cell>
          <table:table-cell office:value-type="float" office:value="48339" calcext:value-type="float">
            <text:p>48339</text:p>
          </table:table-cell>
          <table:table-cell office:value-type="float" office:value="48871" calcext:value-type="float">
            <text:p>48871</text:p>
          </table:table-cell>
          <table:table-cell office:value-type="float" office:value="75189" calcext:value-type="float">
            <text:p>75189</text:p>
          </table:table-cell>
          <table:table-cell office:value-type="float" office:value="72425" calcext:value-type="float">
            <text:p>72425</text:p>
          </table:table-cell>
          <table:table-cell office:value-type="float" office:value="74360" calcext:value-type="float">
            <text:p>74360</text:p>
          </table:table-cell>
        </table:table-row>
        <table:table-row table:style-name="ro1">
          <table:table-cell office:value-type="string" calcext:value-type="string">
            <text:p><text:a xlink:href="javascript:sym(30172)" xlink:type="simple">Jańaqorǵan</text:a> [Zhanakorgan]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Жаңақорған</text:p>
          </table:table-cell>
          <table:table-cell office:value-type="string" calcext:value-type="string">
            <text:p>QYZ</text:p>
          </table:table-cell>
          <table:table-cell office:value-type="float" office:value="16835" calcext:value-type="float">
            <text:p>16835</text:p>
          </table:table-cell>
          <table:table-cell office:value-type="float" office:value="18939" calcext:value-type="float">
            <text:p>18939</text:p>
          </table:table-cell>
          <table:table-cell office:value-type="float" office:value="20708" calcext:value-type="float">
            <text:p>20708</text:p>
          </table:table-cell>
          <table:table-cell office:value-type="float" office:value="22716" calcext:value-type="float">
            <text:p>22716</text:p>
          </table:table-cell>
          <table:table-cell office:value-type="float" office:value="31910" calcext:value-type="float">
            <text:p>31910</text:p>
          </table:table-cell>
          <table:table-cell office:value-type="float" office:value="32952" calcext:value-type="float">
            <text:p>32952</text:p>
          </table:table-cell>
        </table:table-row>
        <table:table-row table:style-name="ro3">
          <table:table-cell office:value-type="string" calcext:value-type="string">
            <text:p><text:a xlink:href="javascript:sym(3379)" xlink:type="simple">Jańatas</text:a> [Zhanatas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Жаңатас</text:p>
          </table:table-cell>
          <table:table-cell office:value-type="string" calcext:value-type="string">
            <text:p>ZHA</text:p>
          </table:table-cell>
          <table:table-cell office:value-type="float" office:value="30097" calcext:value-type="float">
            <text:p>30097</text:p>
          </table:table-cell>
          <table:table-cell office:value-type="float" office:value="53401" calcext:value-type="float">
            <text:p>53401</text:p>
          </table:table-cell>
          <table:table-cell office:value-type="float" office:value="25927" calcext:value-type="float">
            <text:p>25927</text:p>
          </table:table-cell>
          <table:table-cell office:value-type="float" office:value="20731" calcext:value-type="float">
            <text:p>20731</text:p>
          </table:table-cell>
          <table:table-cell office:value-type="float" office:value="25018" calcext:value-type="float">
            <text:p>25018</text:p>
          </table:table-cell>
          <table:table-cell office:value-type="float" office:value="25591" calcext:value-type="float">
            <text:p>25591</text:p>
          </table:table-cell>
        </table:table-row>
        <table:table-row table:style-name="ro1">
          <table:table-cell office:value-type="string" calcext:value-type="string">
            <text:p><text:a xlink:href="javascript:sym(30146)" xlink:type="simple">Jarkent</text:a> (Panfilov) [Zharkent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Жаркент</text:p>
          </table:table-cell>
          <table:table-cell office:value-type="string" calcext:value-type="string">
            <text:p>JET</text:p>
          </table:table-cell>
          <table:table-cell office:value-type="float" office:value="23997" calcext:value-type="float">
            <text:p>23997</text:p>
          </table:table-cell>
          <table:table-cell office:value-type="float" office:value="31106" calcext:value-type="float">
            <text:p>31106</text:p>
          </table:table-cell>
          <table:table-cell office:value-type="float" office:value="32656" calcext:value-type="float">
            <text:p>32656</text:p>
          </table:table-cell>
          <table:table-cell office:value-type="float" office:value="39731" calcext:value-type="float">
            <text:p>39731</text:p>
          </table:table-cell>
          <table:table-cell office:value-type="float" office:value="52361" calcext:value-type="float">
            <text:p>52361</text:p>
          </table:table-cell>
          <table:table-cell office:value-type="float" office:value="52819" calcext:value-type="float">
            <text:p>52819</text:p>
          </table:table-cell>
        </table:table-row>
        <table:table-row table:style-name="ro3">
          <table:table-cell office:value-type="string" calcext:value-type="string">
            <text:p><text:a xlink:href="javascript:sym(38905)" xlink:type="simple">Jetigen</text:a> [Zhetigen]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Жетіген</text:p>
          </table:table-cell>
          <table:table-cell office:value-type="string" calcext:value-type="string">
            <text:p>AA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103" calcext:value-type="float">
            <text:p>13103</text:p>
          </table:table-cell>
          <table:table-cell office:value-type="float" office:value="15616" calcext:value-type="float">
            <text:p>15616</text:p>
          </table:table-cell>
          <table:table-cell office:value-type="float" office:value="20418" calcext:value-type="float">
            <text:p>20418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165)" xlink:type="simple">Jetisaı</text:a> [Zhetisa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Жетісай</text:p>
          </table:table-cell>
          <table:table-cell office:value-type="string" calcext:value-type="string">
            <text:p>TUR</text:p>
          </table:table-cell>
          <table:table-cell office:value-type="float" office:value="27130" calcext:value-type="float">
            <text:p>27130</text:p>
          </table:table-cell>
          <table:table-cell office:value-type="float" office:value="27807" calcext:value-type="float">
            <text:p>27807</text:p>
          </table:table-cell>
          <table:table-cell office:value-type="float" office:value="30487" calcext:value-type="float">
            <text:p>30487</text:p>
          </table:table-cell>
          <table:table-cell office:value-type="float" office:value="36494" calcext:value-type="float">
            <text:p>36494</text:p>
          </table:table-cell>
          <table:table-cell office:value-type="float" office:value="44105" calcext:value-type="float">
            <text:p>44105</text:p>
          </table:table-cell>
          <table:table-cell office:value-type="float" office:value="45134" calcext:value-type="float">
            <text:p>45134</text:p>
          </table:table-cell>
        </table:table-row>
        <table:table-row table:style-name="ro1">
          <table:table-cell office:value-type="string" calcext:value-type="string">
            <text:p><text:a xlink:href="javascript:sym(3358)" xlink:type="simple">Jezqazǵan</text:a> (Dzezkazgan) [Jezkazg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Жезқазған</text:p>
          </table:table-cell>
          <table:table-cell office:value-type="string" calcext:value-type="string">
            <text:p>ULY</text:p>
          </table:table-cell>
          <table:table-cell office:value-type="float" office:value="89403" calcext:value-type="float">
            <text:p>89403</text:p>
          </table:table-cell>
          <table:table-cell office:value-type="float" office:value="108821" calcext:value-type="float">
            <text:p>108821</text:p>
          </table:table-cell>
          <table:table-cell office:value-type="float" office:value="90001" calcext:value-type="float">
            <text:p>90001</text:p>
          </table:table-cell>
          <table:table-cell office:value-type="float" office:value="86227" calcext:value-type="float">
            <text:p>86227</text:p>
          </table:table-cell>
          <table:table-cell office:value-type="float" office:value="88320" calcext:value-type="float">
            <text:p>88320</text:p>
          </table:table-cell>
          <table:table-cell office:value-type="float" office:value="89092" calcext:value-type="float">
            <text:p>89092</text:p>
          </table:table-cell>
        </table:table-row>
        <table:table-row table:style-name="ro1">
          <table:table-cell office:value-type="string" calcext:value-type="string">
            <text:p><text:a xlink:href="javascript:sym(38901)" xlink:type="simple">Jibek Joly</text:a> [Zhibek Zholy]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Жібек Жолы</text:p>
          </table:table-cell>
          <table:table-cell office:value-type="string" calcext:value-type="string">
            <text:p>AA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923" calcext:value-type="float">
            <text:p>8923</text:p>
          </table:table-cell>
          <table:table-cell office:value-type="float" office:value="15163" calcext:value-type="float">
            <text:p>15163</text:p>
          </table:table-cell>
          <table:table-cell office:value-type="float" office:value="30124" calcext:value-type="float">
            <text:p>30124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174)" xlink:type="simple">Jitiqara</text:a> [Zhetikara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Жітіқара</text:p>
          </table:table-cell>
          <table:table-cell office:value-type="string" calcext:value-type="string">
            <text:p>QOS</text:p>
          </table:table-cell>
          <table:table-cell office:value-type="float" office:value="39422" calcext:value-type="float">
            <text:p>39422</text:p>
          </table:table-cell>
          <table:table-cell office:value-type="float" office:value="48204" calcext:value-type="float">
            <text:p>48204</text:p>
          </table:table-cell>
          <table:table-cell office:value-type="float" office:value="36359" calcext:value-type="float">
            <text:p>36359</text:p>
          </table:table-cell>
          <table:table-cell office:value-type="float" office:value="33587" calcext:value-type="float">
            <text:p>33587</text:p>
          </table:table-cell>
          <table:table-cell office:value-type="float" office:value="34880" calcext:value-type="float">
            <text:p>34880</text:p>
          </table:table-cell>
          <table:table-cell office:value-type="float" office:value="35302" calcext:value-type="float">
            <text:p>35302</text:p>
          </table:table-cell>
        </table:table-row>
        <table:table-row table:style-name="ro3">
          <table:table-cell office:value-type="string" calcext:value-type="string">
            <text:p><text:a xlink:href="javascript:sym(30171)" xlink:type="simple">Josaly</text:a> [Zhosaly]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Жосалы</text:p>
          </table:table-cell>
          <table:table-cell office:value-type="string" calcext:value-type="string">
            <text:p>QYZ</text:p>
          </table:table-cell>
          <table:table-cell office:value-type="float" office:value="23518" calcext:value-type="float">
            <text:p>23518</text:p>
          </table:table-cell>
          <table:table-cell office:value-type="float" office:value="19509" calcext:value-type="float">
            <text:p>19509</text:p>
          </table:table-cell>
          <table:table-cell office:value-type="float" office:value="18997" calcext:value-type="float">
            <text:p>18997</text:p>
          </table:table-cell>
          <table:table-cell office:value-type="float" office:value="19005" calcext:value-type="float">
            <text:p>19005</text:p>
          </table:table-cell>
          <table:table-cell office:value-type="float" office:value="20182" calcext:value-type="float">
            <text:p>20182</text:p>
          </table:table-cell>
          <table:table-cell office:value-type="float" office:value="20256" calcext:value-type="float">
            <text:p>20256</text:p>
          </table:table-cell>
        </table:table-row>
        <table:table-row table:style-name="ro2">
          <table:table-cell office:value-type="string" calcext:value-type="string">
            <text:p><text:a xlink:href="javascript:sym(3361)" xlink:type="simple">Kentaý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Кентау</text:p>
          </table:table-cell>
          <table:table-cell office:value-type="string" calcext:value-type="string">
            <text:p>TUR</text:p>
          </table:table-cell>
          <table:table-cell office:value-type="float" office:value="62991" calcext:value-type="float">
            <text:p>62991</text:p>
          </table:table-cell>
          <table:table-cell office:value-type="float" office:value="64228" calcext:value-type="float">
            <text:p>64228</text:p>
          </table:table-cell>
          <table:table-cell office:value-type="float" office:value="55521" calcext:value-type="float">
            <text:p>55521</text:p>
          </table:table-cell>
          <table:table-cell office:value-type="float" office:value="57121" calcext:value-type="float">
            <text:p>57121</text:p>
          </table:table-cell>
          <table:table-cell office:value-type="float" office:value="72573" calcext:value-type="float">
            <text:p>72573</text:p>
          </table:table-cell>
          <table:table-cell office:value-type="float" office:value="74474" calcext:value-type="float">
            <text:p>74474</text:p>
          </table:table-cell>
        </table:table-row>
        <table:table-row table:style-name="ro1">
          <table:table-cell office:value-type="string" calcext:value-type="string">
            <text:p><text:a xlink:href="javascript:sym(3362)" xlink:type="simple">Kókshetaý</text:a> (Kokčetav) [Koksheta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Көкшетау</text:p>
          </table:table-cell>
          <table:table-cell office:value-type="string" calcext:value-type="string">
            <text:p>AQM</text:p>
          </table:table-cell>
          <table:table-cell office:value-type="float" office:value="103162" calcext:value-type="float">
            <text:p>103162</text:p>
          </table:table-cell>
          <table:table-cell office:value-type="float" office:value="136757" calcext:value-type="float">
            <text:p>136757</text:p>
          </table:table-cell>
          <table:table-cell office:value-type="float" office:value="123389" calcext:value-type="float">
            <text:p>123389</text:p>
          </table:table-cell>
          <table:table-cell office:value-type="float" office:value="135106" calcext:value-type="float">
            <text:p>135106</text:p>
          </table:table-cell>
          <table:table-cell office:value-type="float" office:value="171630" calcext:value-type="float">
            <text:p>171630</text:p>
          </table:table-cell>
          <table:table-cell office:value-type="float" office:value="174614" calcext:value-type="float">
            <text:p>174614</text:p>
          </table:table-cell>
        </table:table-row>
        <table:table-row table:style-name="ro3">
          <table:table-cell office:value-type="string" calcext:value-type="string">
            <text:p><text:a xlink:href="javascript:sym(30167)" xlink:type="simple">Leńgir</text:a> [Lenger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Леңгір</text:p>
          </table:table-cell>
          <table:table-cell office:value-type="string" calcext:value-type="string">
            <text:p>TUR</text:p>
          </table:table-cell>
          <table:table-cell office:value-type="float" office:value="22047" calcext:value-type="float">
            <text:p>22047</text:p>
          </table:table-cell>
          <table:table-cell office:value-type="float" office:value="21716" calcext:value-type="float">
            <text:p>21716</text:p>
          </table:table-cell>
          <table:table-cell office:value-type="float" office:value="22038" calcext:value-type="float">
            <text:p>22038</text:p>
          </table:table-cell>
          <table:table-cell office:value-type="float" office:value="24642" calcext:value-type="float">
            <text:p>24642</text:p>
          </table:table-cell>
          <table:table-cell office:value-type="float" office:value="32622" calcext:value-type="float">
            <text:p>32622</text:p>
          </table:table-cell>
          <table:table-cell office:value-type="float" office:value="33856" calcext:value-type="float">
            <text:p>33856</text:p>
          </table:table-cell>
        </table:table-row>
        <table:table-row table:style-name="ro3">
          <table:table-cell office:value-type="string" calcext:value-type="string">
            <text:p><text:a xlink:href="javascript:sym(30175)" xlink:type="simple">Lısakov</text:a> (Lisakovsk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Лисаков</text:p>
          </table:table-cell>
          <table:table-cell office:value-type="string" calcext:value-type="string">
            <text:p>QOS</text:p>
          </table:table-cell>
          <table:table-cell office:value-type="float" office:value="24602" calcext:value-type="float">
            <text:p>24602</text:p>
          </table:table-cell>
          <table:table-cell office:value-type="float" office:value="33134" calcext:value-type="float">
            <text:p>33134</text:p>
          </table:table-cell>
          <table:table-cell office:value-type="float" office:value="35161" calcext:value-type="float">
            <text:p>35161</text:p>
          </table:table-cell>
          <table:table-cell office:value-type="float" office:value="36622" calcext:value-type="float">
            <text:p>36622</text:p>
          </table:table-cell>
          <table:table-cell office:value-type="float" office:value="31748" calcext:value-type="float">
            <text:p>31748</text:p>
          </table:table-cell>
          <table:table-cell office:value-type="float" office:value="31185" calcext:value-type="float">
            <text:p>31185</text:p>
          </table:table-cell>
        </table:table-row>
        <table:table-row table:style-name="ro2">
          <table:table-cell office:value-type="string" calcext:value-type="string">
            <text:p><text:a xlink:href="javascript:sym(30154)" xlink:type="simple">Makınsk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Макинск</text:p>
          </table:table-cell>
          <table:table-cell office:value-type="string" calcext:value-type="string">
            <text:p>AQM</text:p>
          </table:table-cell>
          <table:table-cell office:value-type="float" office:value="21911" calcext:value-type="float">
            <text:p>21911</text:p>
          </table:table-cell>
          <table:table-cell office:value-type="float" office:value="23312" calcext:value-type="float">
            <text:p>23312</text:p>
          </table:table-cell>
          <table:table-cell office:value-type="float" office:value="18540" calcext:value-type="float">
            <text:p>18540</text:p>
          </table:table-cell>
          <table:table-cell office:value-type="float" office:value="16745" calcext:value-type="float">
            <text:p>16745</text:p>
          </table:table-cell>
          <table:table-cell office:value-type="float" office:value="18098" calcext:value-type="float">
            <text:p>18098</text:p>
          </table:table-cell>
          <table:table-cell office:value-type="float" office:value="18105" calcext:value-type="float">
            <text:p>18105</text:p>
          </table:table-cell>
        </table:table-row>
        <table:table-row table:style-name="ro2">
          <table:table-cell office:value-type="string" calcext:value-type="string">
            <text:p><text:a xlink:href="javascript:sym(30638)" xlink:type="simple">Mańǵystaý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Маңғыстау</text:p>
          </table:table-cell>
          <table:table-cell office:value-type="string" calcext:value-type="string">
            <text:p>MA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433" calcext:value-type="float">
            <text:p>12433</text:p>
          </table:table-cell>
          <table:table-cell office:value-type="float" office:value="14818" calcext:value-type="float">
            <text:p>14818</text:p>
          </table:table-cell>
          <table:table-cell office:value-type="float" office:value="33141" calcext:value-type="float">
            <text:p>33141</text:p>
          </table:table-cell>
          <table:table-cell office:value-type="float" office:value="34705" calcext:value-type="float">
            <text:p>34705</text:p>
          </table:table-cell>
        </table:table-row>
        <table:table-row table:style-name="ro2">
          <table:table-cell office:value-type="string" calcext:value-type="string">
            <text:p><text:a xlink:href="javascript:sym(33702)" xlink:type="simple">Mankent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Манкент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137" calcext:value-type="float">
            <text:p>19137</text:p>
          </table:table-cell>
          <table:table-cell office:value-type="float" office:value="25058" calcext:value-type="float">
            <text:p>25058</text:p>
          </table:table-cell>
          <table:table-cell office:value-type="float" office:value="30135" calcext:value-type="float">
            <text:p>30135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8904)" xlink:type="simple">Muhametjan Týımebaev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Мұхаметжан Түймебаев</text:p>
          </table:table-cell>
          <table:table-cell office:value-type="string" calcext:value-type="string">
            <text:p>AA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541" calcext:value-type="float">
            <text:p>6541</text:p>
          </table:table-cell>
          <table:table-cell office:value-type="float" office:value="10312" calcext:value-type="float">
            <text:p>10312</text:p>
          </table:table-cell>
          <table:table-cell office:value-type="float" office:value="20781" calcext:value-type="float">
            <text:p>2078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377)" xlink:type="simple">Oral</text:a> (Ural'sk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Орал</text:p>
          </table:table-cell>
          <table:table-cell office:value-type="string" calcext:value-type="string">
            <text:p>BQA</text:p>
          </table:table-cell>
          <table:table-cell office:value-type="float" office:value="167352" calcext:value-type="float">
            <text:p>167352</text:p>
          </table:table-cell>
          <table:table-cell office:value-type="float" office:value="199835" calcext:value-type="float">
            <text:p>199835</text:p>
          </table:table-cell>
          <table:table-cell office:value-type="float" office:value="194905" calcext:value-type="float">
            <text:p>194905</text:p>
          </table:table-cell>
          <table:table-cell office:value-type="float" office:value="202161" calcext:value-type="float">
            <text:p>202161</text:p>
          </table:table-cell>
          <table:table-cell office:value-type="float" office:value="247467" calcext:value-type="float">
            <text:p>247467</text:p>
          </table:table-cell>
          <table:table-cell office:value-type="float" office:value="253773" calcext:value-type="float">
            <text:p>253773</text:p>
          </table:table-cell>
        </table:table-row>
        <table:table-row table:style-name="ro1">
          <table:table-cell office:value-type="string" calcext:value-type="string">
            <text:p><text:a xlink:href="javascript:sym(3378)" xlink:type="simple">Óskemen</text:a> (Ust'-Kamenogorsk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Өскемен</text:p>
          </table:table-cell>
          <table:table-cell office:value-type="string" calcext:value-type="string">
            <text:p>SHQ</text:p>
          </table:table-cell>
          <table:table-cell office:value-type="float" office:value="274287" calcext:value-type="float">
            <text:p>274287</text:p>
          </table:table-cell>
          <table:table-cell office:value-type="float" office:value="324478" calcext:value-type="float">
            <text:p>324478</text:p>
          </table:table-cell>
          <table:table-cell office:value-type="float" office:value="310950" calcext:value-type="float">
            <text:p>310950</text:p>
          </table:table-cell>
          <table:table-cell office:value-type="float" office:value="303720" calcext:value-type="float">
            <text:p>303720</text:p>
          </table:table-cell>
          <table:table-cell office:value-type="float" office:value="349463" calcext:value-type="float">
            <text:p>349463</text:p>
          </table:table-cell>
          <table:table-cell office:value-type="float" office:value="352894" calcext:value-type="float">
            <text:p>352894</text:p>
          </table:table-cell>
        </table:table-row>
        <table:table-row table:style-name="ro1">
          <table:table-cell office:value-type="string" calcext:value-type="string">
            <text:p><text:a xlink:href="javascript:sym(30152)" xlink:type="simple">Ótegen Batyr</text:a> (Ênergetičeskij)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Өтеген батыр</text:p>
          </table:table-cell>
          <table:table-cell office:value-type="string" calcext:value-type="string">
            <text:p>AAO</text:p>
          </table:table-cell>
          <table:table-cell office:value-type="float" office:value="11773" calcext:value-type="float">
            <text:p>11773</text:p>
          </table:table-cell>
          <table:table-cell office:value-type="float" office:value="16663" calcext:value-type="float">
            <text:p>16663</text:p>
          </table:table-cell>
          <table:table-cell office:value-type="float" office:value="17301" calcext:value-type="float">
            <text:p>17301</text:p>
          </table:table-cell>
          <table:table-cell office:value-type="float" office:value="20163" calcext:value-type="float">
            <text:p>20163</text:p>
          </table:table-cell>
          <table:table-cell office:value-type="float" office:value="31675" calcext:value-type="float">
            <text:p>31675</text:p>
          </table:table-cell>
          <table:table-cell office:value-type="float" office:value="32445" calcext:value-type="float">
            <text:p>32445</text:p>
          </table:table-cell>
        </table:table-row>
        <table:table-row table:style-name="ro2">
          <table:table-cell office:value-type="string" calcext:value-type="string">
            <text:p><text:a xlink:href="javascript:sym(3366)" xlink:type="simple">Pavloda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Павлодар</text:p>
          </table:table-cell>
          <table:table-cell office:value-type="string" calcext:value-type="string">
            <text:p>PAV</text:p>
          </table:table-cell>
          <table:table-cell office:value-type="float" office:value="272895" calcext:value-type="float">
            <text:p>272895</text:p>
          </table:table-cell>
          <table:table-cell office:value-type="float" office:value="330748" calcext:value-type="float">
            <text:p>330748</text:p>
          </table:table-cell>
          <table:table-cell office:value-type="float" office:value="300503" calcext:value-type="float">
            <text:p>300503</text:p>
          </table:table-cell>
          <table:table-cell office:value-type="float" office:value="317289" calcext:value-type="float">
            <text:p>317289</text:p>
          </table:table-cell>
          <table:table-cell office:value-type="float" office:value="333190" calcext:value-type="float">
            <text:p>333190</text:p>
          </table:table-cell>
          <table:table-cell office:value-type="float" office:value="334096" calcext:value-type="float">
            <text:p>334096</text:p>
          </table:table-cell>
        </table:table-row>
        <table:table-row table:style-name="ro1">
          <table:table-cell office:value-type="string" calcext:value-type="string">
            <text:p><text:a xlink:href="javascript:sym(3367)" xlink:type="simple">Petropavl</text:a> (Petropavlovsk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Петропавл</text:p>
          </table:table-cell>
          <table:table-cell office:value-type="string" calcext:value-type="string">
            <text:p>SQA</text:p>
          </table:table-cell>
          <table:table-cell office:value-type="float" office:value="206559" calcext:value-type="float">
            <text:p>206559</text:p>
          </table:table-cell>
          <table:table-cell office:value-type="float" office:value="241360" calcext:value-type="float">
            <text:p>241360</text:p>
          </table:table-cell>
          <table:table-cell office:value-type="float" office:value="203523" calcext:value-type="float">
            <text:p>203523</text:p>
          </table:table-cell>
          <table:table-cell office:value-type="float" office:value="202454" calcext:value-type="float">
            <text:p>202454</text:p>
          </table:table-cell>
          <table:table-cell office:value-type="float" office:value="222636" calcext:value-type="float">
            <text:p>222636</text:p>
          </table:table-cell>
          <table:table-cell office:value-type="float" office:value="222076" calcext:value-type="float">
            <text:p>222076</text:p>
          </table:table-cell>
        </table:table-row>
        <table:table-row table:style-name="ro1">
          <table:table-cell office:value-type="string" calcext:value-type="string">
            <text:p><text:a xlink:href="javascript:sym(30156)" xlink:type="simple">Qandyaǵash</text:a> (Oktjabr'sk) [Kandyagash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Қандыағаш</text:p>
          </table:table-cell>
          <table:table-cell office:value-type="string" calcext:value-type="string">
            <text:p>AQT</text:p>
          </table:table-cell>
          <table:table-cell office:value-type="float" office:value="11047" calcext:value-type="float">
            <text:p>11047</text:p>
          </table:table-cell>
          <table:table-cell office:value-type="float" office:value="26691" calcext:value-type="float">
            <text:p>26691</text:p>
          </table:table-cell>
          <table:table-cell office:value-type="float" office:value="25553" calcext:value-type="float">
            <text:p>25553</text:p>
          </table:table-cell>
          <table:table-cell office:value-type="float" office:value="29169" calcext:value-type="float">
            <text:p>29169</text:p>
          </table:table-cell>
          <table:table-cell office:value-type="float" office:value="34898" calcext:value-type="float">
            <text:p>34898</text:p>
          </table:table-cell>
          <table:table-cell office:value-type="float" office:value="35393" calcext:value-type="float">
            <text:p>35393</text:p>
          </table:table-cell>
        </table:table-row>
        <table:table-row table:style-name="ro3">
          <table:table-cell office:value-type="string" calcext:value-type="string">
            <text:p><text:a xlink:href="javascript:sym(38492)" xlink:type="simple">Qarabulaq</text:a> [Karabulak]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Қарабұлақ</text:p>
          </table:table-cell>
          <table:table-cell office:value-type="string" calcext:value-type="string">
            <text:p>JET</text:p>
          </table:table-cell>
          <table:table-cell office:value-type="float" office:value="20448" calcext:value-type="float">
            <text:p>20448</text:p>
          </table:table-cell>
          <table:table-cell office:value-type="float" office:value="19088" calcext:value-type="float">
            <text:p>19088</text:p>
          </table:table-cell>
          <table:table-cell office:value-type="float" office:value="14873" calcext:value-type="float">
            <text:p>14873</text:p>
          </table:table-cell>
          <table:table-cell office:value-type="float" office:value="16037" calcext:value-type="float">
            <text:p>16037</text:p>
          </table:table-cell>
          <table:table-cell office:value-type="float" office:value="19561" calcext:value-type="float">
            <text:p>19561</text:p>
          </table:table-cell>
          <table:table-cell office:value-type="float" office:value="19746" calcext:value-type="float">
            <text:p>19746</text:p>
          </table:table-cell>
        </table:table-row>
        <table:table-row table:style-name="ro2">
          <table:table-cell office:value-type="string" calcext:value-type="string">
            <text:p><text:a xlink:href="javascript:sym(30632)" xlink:type="simple">Qarabulaq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Қарабұлақ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8669" calcext:value-type="float">
            <text:p>28669</text:p>
          </table:table-cell>
          <table:table-cell office:value-type="float" office:value="35301" calcext:value-type="float">
            <text:p>35301</text:p>
          </table:table-cell>
          <table:table-cell office:value-type="float" office:value="51561" calcext:value-type="float">
            <text:p>51561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360)" xlink:type="simple">Qaraǵandy</text:a> (Karagand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Қарағанды</text:p>
          </table:table-cell>
          <table:table-cell office:value-type="string" calcext:value-type="string">
            <text:p>QAR</text:p>
          </table:table-cell>
          <table:table-cell office:value-type="float" office:value="571877" calcext:value-type="float">
            <text:p>571877</text:p>
          </table:table-cell>
          <table:table-cell office:value-type="float" office:value="613797" calcext:value-type="float">
            <text:p>613797</text:p>
          </table:table-cell>
          <table:table-cell office:value-type="float" office:value="436864" calcext:value-type="float">
            <text:p>436864</text:p>
          </table:table-cell>
          <table:table-cell office:value-type="float" office:value="459778" calcext:value-type="float">
            <text:p>459778</text:p>
          </table:table-cell>
          <table:table-cell office:value-type="float" office:value="508824" calcext:value-type="float">
            <text:p>508824</text:p>
          </table:table-cell>
          <table:table-cell office:value-type="float" office:value="515632" calcext:value-type="float">
            <text:p>515632</text:p>
          </table:table-cell>
        </table:table-row>
        <table:table-row table:style-name="ro3">
          <table:table-cell office:value-type="string" calcext:value-type="string">
            <text:p><text:a xlink:href="javascript:sym(30161)" xlink:type="simple">Qarataý</text:a> [Karata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Қаратау</text:p>
          </table:table-cell>
          <table:table-cell office:value-type="string" calcext:value-type="string">
            <text:p>ZHA</text:p>
          </table:table-cell>
          <table:table-cell office:value-type="float" office:value="30908" calcext:value-type="float">
            <text:p>30908</text:p>
          </table:table-cell>
          <table:table-cell office:value-type="float" office:value="41825" calcext:value-type="float">
            <text:p>41825</text:p>
          </table:table-cell>
          <table:table-cell office:value-type="float" office:value="28281" calcext:value-type="float">
            <text:p>28281</text:p>
          </table:table-cell>
          <table:table-cell office:value-type="float" office:value="26639" calcext:value-type="float">
            <text:p>26639</text:p>
          </table:table-cell>
          <table:table-cell office:value-type="float" office:value="28045" calcext:value-type="float">
            <text:p>28045</text:p>
          </table:table-cell>
          <table:table-cell office:value-type="float" office:value="28501" calcext:value-type="float">
            <text:p>28501</text:p>
          </table:table-cell>
        </table:table-row>
        <table:table-row table:style-name="ro3">
          <table:table-cell office:value-type="string" calcext:value-type="string">
            <text:p><text:a xlink:href="javascript:sym(30640)" xlink:type="simple">Qarǵaly</text:a> [Karagayly]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Қарғалы</text:p>
          </table:table-cell>
          <table:table-cell office:value-type="string" calcext:value-type="string">
            <text:p>AAO</text:p>
          </table:table-cell>
          <table:table-cell office:value-type="float" office:value="13767" calcext:value-type="float">
            <text:p>13767</text:p>
          </table:table-cell>
          <table:table-cell office:value-type="float" office:value="16468" calcext:value-type="float">
            <text:p>16468</text:p>
          </table:table-cell>
          <table:table-cell office:value-type="float" office:value="17501" calcext:value-type="float">
            <text:p>17501</text:p>
          </table:table-cell>
          <table:table-cell office:value-type="float" office:value="20114" calcext:value-type="float">
            <text:p>20114</text:p>
          </table:table-cell>
          <table:table-cell office:value-type="float" office:value="30999" calcext:value-type="float">
            <text:p>30999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147)" xlink:type="simple">Qaskeleń</text:a> [Kaskele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Қаскелең</text:p>
          </table:table-cell>
          <table:table-cell office:value-type="string" calcext:value-type="string">
            <text:p>AAO</text:p>
          </table:table-cell>
          <table:table-cell office:value-type="float" office:value="26850" calcext:value-type="float">
            <text:p>26850</text:p>
          </table:table-cell>
          <table:table-cell office:value-type="float" office:value="30870" calcext:value-type="float">
            <text:p>30870</text:p>
          </table:table-cell>
          <table:table-cell office:value-type="float" office:value="37221" calcext:value-type="float">
            <text:p>37221</text:p>
          </table:table-cell>
          <table:table-cell office:value-type="float" office:value="58418" calcext:value-type="float">
            <text:p>58418</text:p>
          </table:table-cell>
          <table:table-cell office:value-type="float" office:value="79482" calcext:value-type="float">
            <text:p>79482</text:p>
          </table:table-cell>
          <table:table-cell office:value-type="float" office:value="82393" calcext:value-type="float">
            <text:p>82393</text:p>
          </table:table-cell>
        </table:table-row>
        <table:table-row table:style-name="ro2">
          <table:table-cell office:value-type="string" calcext:value-type="string">
            <text:p><text:a xlink:href="javascript:sym(38483)" xlink:type="simple">Qazyǵurt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Қазығұрт</text:p>
          </table:table-cell>
          <table:table-cell office:value-type="string" calcext:value-type="string">
            <text:p>TUR</text:p>
          </table:table-cell>
          <table:table-cell office:value-type="float" office:value="7746" calcext:value-type="float">
            <text:p>7746</text:p>
          </table:table-cell>
          <table:table-cell office:value-type="float" office:value="12435" calcext:value-type="float">
            <text:p>12435</text:p>
          </table:table-cell>
          <table:table-cell office:value-type="float" office:value="13264" calcext:value-type="float">
            <text:p>13264</text:p>
          </table:table-cell>
          <table:table-cell office:value-type="float" office:value="19210" calcext:value-type="float">
            <text:p>19210</text:p>
          </table:table-cell>
          <table:table-cell office:value-type="float" office:value="26283" calcext:value-type="float">
            <text:p>26283</text:p>
          </table:table-cell>
          <table:table-cell office:value-type="float" office:value="27112" calcext:value-type="float">
            <text:p>27112</text:p>
          </table:table-cell>
        </table:table-row>
        <table:table-row table:style-name="ro1">
          <table:table-cell office:value-type="string" calcext:value-type="string">
            <text:p><text:a xlink:href="javascript:sym(30144)" xlink:type="simple">Qonaev</text:a> (Qapshaǵaı) [Qonayev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Қонаев</text:p>
          </table:table-cell>
          <table:table-cell office:value-type="string" calcext:value-type="string">
            <text:p>AAO</text:p>
          </table:table-cell>
          <table:table-cell office:value-type="float" office:value="25629" calcext:value-type="float">
            <text:p>25629</text:p>
          </table:table-cell>
          <table:table-cell office:value-type="float" office:value="38300" calcext:value-type="float">
            <text:p>38300</text:p>
          </table:table-cell>
          <table:table-cell office:value-type="float" office:value="33428" calcext:value-type="float">
            <text:p>33428</text:p>
          </table:table-cell>
          <table:table-cell office:value-type="float" office:value="39855" calcext:value-type="float">
            <text:p>39855</text:p>
          </table:table-cell>
          <table:table-cell office:value-type="float" office:value="54245" calcext:value-type="float">
            <text:p>54245</text:p>
          </table:table-cell>
          <table:table-cell office:value-type="float" office:value="55200" calcext:value-type="float">
            <text:p>55200</text:p>
          </table:table-cell>
        </table:table-row>
        <table:table-row table:style-name="ro3">
          <table:table-cell office:value-type="string" calcext:value-type="string">
            <text:p><text:a xlink:href="javascript:sym(30637)" xlink:type="simple">Qordaı</text:a> [Korday]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Қордай</text:p>
          </table:table-cell>
          <table:table-cell office:value-type="string" calcext:value-type="string">
            <text:p>ZH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4854" calcext:value-type="float">
            <text:p>24854</text:p>
          </table:table-cell>
          <table:table-cell office:value-type="float" office:value="27443" calcext:value-type="float">
            <text:p>27443</text:p>
          </table:table-cell>
          <table:table-cell office:value-type="float" office:value="38012" calcext:value-type="float">
            <text:p>38012</text:p>
          </table:table-cell>
          <table:table-cell office:value-type="float" office:value="38968" calcext:value-type="float">
            <text:p>38968</text:p>
          </table:table-cell>
        </table:table-row>
        <table:table-row table:style-name="ro2">
          <table:table-cell office:value-type="string" calcext:value-type="string">
            <text:p><text:a xlink:href="javascript:sym(38484)" xlink:type="simple">Qossh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Қосшы</text:p>
          </table:table-cell>
          <table:table-cell office:value-type="string" calcext:value-type="string">
            <text:p>AQM</text:p>
          </table:table-cell>
          <table:table-cell office:value-type="string" calcext:value-type="string">
            <text:p>...</text:p>
          </table:table-cell>
          <table:table-cell office:value-type="float" office:value="2196" calcext:value-type="float">
            <text:p>2196</text:p>
          </table:table-cell>
          <table:table-cell office:value-type="float" office:value="1742" calcext:value-type="float">
            <text:p>1742</text:p>
          </table:table-cell>
          <table:table-cell office:value-type="float" office:value="4899" calcext:value-type="float">
            <text:p>4899</text:p>
          </table:table-cell>
          <table:table-cell office:value-type="float" office:value="48630" calcext:value-type="float">
            <text:p>48630</text:p>
          </table:table-cell>
          <table:table-cell office:value-type="float" office:value="51664" calcext:value-type="float">
            <text:p>51664</text:p>
          </table:table-cell>
        </table:table-row>
        <table:table-row table:style-name="ro1">
          <table:table-cell office:value-type="string" calcext:value-type="string">
            <text:p><text:a xlink:href="javascript:sym(3363)" xlink:type="simple">Qostanaı</text:a> (Kustanaj) [Kostana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Қостанай</text:p>
          </table:table-cell>
          <table:table-cell office:value-type="string" calcext:value-type="string">
            <text:p>QOS</text:p>
          </table:table-cell>
          <table:table-cell office:value-type="float" office:value="164500" calcext:value-type="float">
            <text:p>164500</text:p>
          </table:table-cell>
          <table:table-cell office:value-type="float" office:value="224598" calcext:value-type="float">
            <text:p>224598</text:p>
          </table:table-cell>
          <table:table-cell office:value-type="float" office:value="222816" calcext:value-type="float">
            <text:p>222816</text:p>
          </table:table-cell>
          <table:table-cell office:value-type="float" office:value="214961" calcext:value-type="float">
            <text:p>214961</text:p>
          </table:table-cell>
          <table:table-cell office:value-type="float" office:value="258990" calcext:value-type="float">
            <text:p>258990</text:p>
          </table:table-cell>
          <table:table-cell office:value-type="float" office:value="264466" calcext:value-type="float">
            <text:p>264466</text:p>
          </table:table-cell>
        </table:table-row>
        <table:table-row table:style-name="ro2">
          <table:table-cell office:value-type="string" calcext:value-type="string">
            <text:p><text:a xlink:href="javascript:sym(38485)" xlink:type="simple">Qulan</text:a> [Kulan]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Құлан</text:p>
          </table:table-cell>
          <table:table-cell office:value-type="string" calcext:value-type="string">
            <text:p>ZH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294" calcext:value-type="float">
            <text:p>12294</text:p>
          </table:table-cell>
          <table:table-cell office:value-type="float" office:value="15380" calcext:value-type="float">
            <text:p>15380</text:p>
          </table:table-cell>
          <table:table-cell office:value-type="float" office:value="18572" calcext:value-type="float">
            <text:p>18572</text:p>
          </table:table-cell>
          <table:table-cell office:value-type="float" office:value="18699" calcext:value-type="float">
            <text:p>18699</text:p>
          </table:table-cell>
        </table:table-row>
        <table:table-row table:style-name="ro3">
          <table:table-cell office:value-type="string" calcext:value-type="string">
            <text:p><text:a xlink:href="javascript:sym(30159)" xlink:type="simple">Qulsary</text:a> [Kulsar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Құлсары</text:p>
          </table:table-cell>
          <table:table-cell office:value-type="string" calcext:value-type="string">
            <text:p>ATY</text:p>
          </table:table-cell>
          <table:table-cell office:value-type="float" office:value="19731" calcext:value-type="float">
            <text:p>19731</text:p>
          </table:table-cell>
          <table:table-cell office:value-type="float" office:value="32652" calcext:value-type="float">
            <text:p>32652</text:p>
          </table:table-cell>
          <table:table-cell office:value-type="float" office:value="38518" calcext:value-type="float">
            <text:p>38518</text:p>
          </table:table-cell>
          <table:table-cell office:value-type="float" office:value="51097" calcext:value-type="float">
            <text:p>51097</text:p>
          </table:table-cell>
          <table:table-cell office:value-type="float" office:value="64458" calcext:value-type="float">
            <text:p>64458</text:p>
          </table:table-cell>
          <table:table-cell office:value-type="float" office:value="65963" calcext:value-type="float">
            <text:p>65963</text:p>
          </table:table-cell>
        </table:table-row>
        <table:table-row table:style-name="ro1">
          <table:table-cell office:value-type="string" calcext:value-type="string">
            <text:p><text:a xlink:href="javascript:sym(3364)" xlink:type="simple">Qyzylorda</text:a> (Kzyl-Orda) [Kyzylorda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Қызылорда</text:p>
          </table:table-cell>
          <table:table-cell office:value-type="string" calcext:value-type="string">
            <text:p>QYZ</text:p>
          </table:table-cell>
          <table:table-cell office:value-type="float" office:value="156128" calcext:value-type="float">
            <text:p>156128</text:p>
          </table:table-cell>
          <table:table-cell office:value-type="float" office:value="151791" calcext:value-type="float">
            <text:p>151791</text:p>
          </table:table-cell>
          <table:table-cell office:value-type="float" office:value="157364" calcext:value-type="float">
            <text:p>157364</text:p>
          </table:table-cell>
          <table:table-cell office:value-type="float" office:value="188682" calcext:value-type="float">
            <text:p>188682</text:p>
          </table:table-cell>
          <table:table-cell office:value-type="float" office:value="271309" calcext:value-type="float">
            <text:p>271309</text:p>
          </table:table-cell>
          <table:table-cell office:value-type="float" office:value="278638" calcext:value-type="float">
            <text:p>278638</text:p>
          </table:table-cell>
        </table:table-row>
        <table:table-row table:style-name="ro2">
          <table:table-cell office:value-type="string" calcext:value-type="string">
            <text:p><text:a xlink:href="javascript:sym(38909)" xlink:type="simple">Qyzyltóbe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Қызылтөбе</text:p>
          </table:table-cell>
          <table:table-cell office:value-type="string" calcext:value-type="string">
            <text:p>MA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5157" calcext:value-type="float">
            <text:p>15157</text:p>
          </table:table-cell>
          <table:table-cell office:value-type="float" office:value="25188" calcext:value-type="float">
            <text:p>2518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8907)" xlink:type="simple">Rahat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Рахат</text:p>
          </table:table-cell>
          <table:table-cell office:value-type="string" calcext:value-type="string">
            <text:p>MA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5730" calcext:value-type="float">
            <text:p>15730</text:p>
          </table:table-cell>
          <table:table-cell office:value-type="float" office:value="35468" calcext:value-type="float">
            <text:p>35468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365)" xlink:type="simple">Rıdder</text:a> (Leninogorsk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Риддер</text:p>
          </table:table-cell>
          <table:table-cell office:value-type="string" calcext:value-type="string">
            <text:p>SHQ</text:p>
          </table:table-cell>
          <table:table-cell office:value-type="float" office:value="68135" calcext:value-type="float">
            <text:p>68135</text:p>
          </table:table-cell>
          <table:table-cell office:value-type="float" office:value="68706" calcext:value-type="float">
            <text:p>68706</text:p>
          </table:table-cell>
          <table:table-cell office:value-type="float" office:value="56269" calcext:value-type="float">
            <text:p>56269</text:p>
          </table:table-cell>
          <table:table-cell office:value-type="float" office:value="50500" calcext:value-type="float">
            <text:p>50500</text:p>
          </table:table-cell>
          <table:table-cell office:value-type="float" office:value="45859" calcext:value-type="float">
            <text:p>45859</text:p>
          </table:table-cell>
          <table:table-cell office:value-type="float" office:value="45519" calcext:value-type="float">
            <text:p>45519</text:p>
          </table:table-cell>
        </table:table-row>
        <table:table-row table:style-name="ro3">
          <table:table-cell office:value-type="string" calcext:value-type="string">
            <text:p><text:a xlink:href="javascript:sym(3368)" xlink:type="simple">Rýdnyj</text:a> [Rudni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Рудный</text:p>
          </table:table-cell>
          <table:table-cell office:value-type="string" calcext:value-type="string">
            <text:p>QOS</text:p>
          </table:table-cell>
          <table:table-cell office:value-type="float" office:value="109707" calcext:value-type="float">
            <text:p>109707</text:p>
          </table:table-cell>
          <table:table-cell office:value-type="float" office:value="124300" calcext:value-type="float">
            <text:p>124300</text:p>
          </table:table-cell>
          <table:table-cell office:value-type="float" office:value="109515" calcext:value-type="float">
            <text:p>109515</text:p>
          </table:table-cell>
          <table:table-cell office:value-type="float" office:value="109659" calcext:value-type="float">
            <text:p>109659</text:p>
          </table:table-cell>
          <table:table-cell office:value-type="float" office:value="112052" calcext:value-type="float">
            <text:p>112052</text:p>
          </table:table-cell>
          <table:table-cell office:value-type="float" office:value="112078" calcext:value-type="float">
            <text:p>112078</text:p>
          </table:table-cell>
        </table:table-row>
        <table:table-row table:style-name="ro2">
          <table:table-cell office:value-type="string" calcext:value-type="string">
            <text:p><text:a xlink:href="javascript:sym(3371)" xlink:type="simple">Sara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Саран</text:p>
          </table:table-cell>
          <table:table-cell office:value-type="string" calcext:value-type="string">
            <text:p>QAR</text:p>
          </table:table-cell>
          <table:table-cell office:value-type="float" office:value="54878" calcext:value-type="float">
            <text:p>54878</text:p>
          </table:table-cell>
          <table:table-cell office:value-type="float" office:value="63624" calcext:value-type="float">
            <text:p>63624</text:p>
          </table:table-cell>
          <table:table-cell office:value-type="float" office:value="42957" calcext:value-type="float">
            <text:p>42957</text:p>
          </table:table-cell>
          <table:table-cell office:value-type="float" office:value="42058" calcext:value-type="float">
            <text:p>42058</text:p>
          </table:table-cell>
          <table:table-cell office:value-type="float" office:value="33699" calcext:value-type="float">
            <text:p>33699</text:p>
          </table:table-cell>
          <table:table-cell office:value-type="float" office:value="34645" calcext:value-type="float">
            <text:p>34645</text:p>
          </table:table-cell>
        </table:table-row>
        <table:table-row table:style-name="ro3">
          <table:table-cell office:value-type="string" calcext:value-type="string">
            <text:p><text:a xlink:href="javascript:sym(30151)" xlink:type="simple">Sarqant</text:a> [Sarkand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Сарқант</text:p>
          </table:table-cell>
          <table:table-cell office:value-type="string" calcext:value-type="string">
            <text:p>JET</text:p>
          </table:table-cell>
          <table:table-cell office:value-type="float" office:value="19751" calcext:value-type="float">
            <text:p>19751</text:p>
          </table:table-cell>
          <table:table-cell office:value-type="float" office:value="20913" calcext:value-type="float">
            <text:p>20913</text:p>
          </table:table-cell>
          <table:table-cell office:value-type="float" office:value="15347" calcext:value-type="float">
            <text:p>15347</text:p>
          </table:table-cell>
          <table:table-cell office:value-type="float" office:value="14305" calcext:value-type="float">
            <text:p>14305</text:p>
          </table:table-cell>
          <table:table-cell office:value-type="float" office:value="17907" calcext:value-type="float">
            <text:p>17907</text:p>
          </table:table-cell>
          <table:table-cell office:value-type="float" office:value="18014" calcext:value-type="float">
            <text:p>18014</text:p>
          </table:table-cell>
        </table:table-row>
        <table:table-row table:style-name="ro3">
          <table:table-cell office:value-type="string" calcext:value-type="string">
            <text:p><text:a xlink:href="javascript:sym(30164)" xlink:type="simple">Saryaǵash</text:a> [Saryag'ash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Сарыағаш</text:p>
          </table:table-cell>
          <table:table-cell office:value-type="string" calcext:value-type="string">
            <text:p>TUR</text:p>
          </table:table-cell>
          <table:table-cell office:value-type="float" office:value="22228" calcext:value-type="float">
            <text:p>22228</text:p>
          </table:table-cell>
          <table:table-cell office:value-type="float" office:value="28739" calcext:value-type="float">
            <text:p>28739</text:p>
          </table:table-cell>
          <table:table-cell office:value-type="float" office:value="25914" calcext:value-type="float">
            <text:p>25914</text:p>
          </table:table-cell>
          <table:table-cell office:value-type="float" office:value="40280" calcext:value-type="float">
            <text:p>40280</text:p>
          </table:table-cell>
          <table:table-cell office:value-type="float" office:value="59606" calcext:value-type="float">
            <text:p>59606</text:p>
          </table:table-cell>
          <table:table-cell office:value-type="float" office:value="61485" calcext:value-type="float">
            <text:p>61485</text:p>
          </table:table-cell>
        </table:table-row>
        <table:table-row table:style-name="ro2">
          <table:table-cell office:value-type="string" calcext:value-type="string">
            <text:p><text:a xlink:href="javascript:sym(30639)" xlink:type="simple">Sarykemer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Сарыкемер</text:p>
          </table:table-cell>
          <table:table-cell office:value-type="string" calcext:value-type="string">
            <text:p>ZH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563" calcext:value-type="float">
            <text:p>15563</text:p>
          </table:table-cell>
          <table:table-cell office:value-type="float" office:value="24314" calcext:value-type="float">
            <text:p>24314</text:p>
          </table:table-cell>
          <table:table-cell office:value-type="float" office:value="32043" calcext:value-type="float">
            <text:p>32043</text:p>
          </table:table-cell>
          <table:table-cell office:value-type="float" office:value="32672" calcext:value-type="float">
            <text:p>32672</text:p>
          </table:table-cell>
        </table:table-row>
        <table:table-row table:style-name="ro4">
          <table:table-cell office:value-type="string" calcext:value-type="string">
            <text:p><text:a xlink:href="javascript:sym(3370)" xlink:type="simple">Sátbaev</text:a> (Nikol'skij, Satpajev) [Satpayev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Сәтбаев</text:p>
          </table:table-cell>
          <table:table-cell office:value-type="string" calcext:value-type="string">
            <text:p>ULY</text:p>
          </table:table-cell>
          <table:table-cell office:value-type="float" office:value="48865" calcext:value-type="float">
            <text:p>48865</text:p>
          </table:table-cell>
          <table:table-cell office:value-type="float" office:value="58717" calcext:value-type="float">
            <text:p>58717</text:p>
          </table:table-cell>
          <table:table-cell office:value-type="float" office:value="58652" calcext:value-type="float">
            <text:p>58652</text:p>
          </table:table-cell>
          <table:table-cell office:value-type="float" office:value="60105" calcext:value-type="float">
            <text:p>60105</text:p>
          </table:table-cell>
          <table:table-cell office:value-type="float" office:value="67456" calcext:value-type="float">
            <text:p>67456</text:p>
          </table:table-cell>
          <table:table-cell office:value-type="float" office:value="68395" calcext:value-type="float">
            <text:p>68395</text:p>
          </table:table-cell>
        </table:table-row>
        <table:table-row table:style-name="ro1">
          <table:table-cell office:value-type="string" calcext:value-type="string">
            <text:p><text:a xlink:href="javascript:sym(3372)" xlink:type="simple">Ščýchınsk</text:a> (Shchoche) [Shuchinsk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Щучинск</text:p>
          </table:table-cell>
          <table:table-cell office:value-type="string" calcext:value-type="string">
            <text:p>AQM</text:p>
          </table:table-cell>
          <table:table-cell office:value-type="float" office:value="47948" calcext:value-type="float">
            <text:p>47948</text:p>
          </table:table-cell>
          <table:table-cell office:value-type="float" office:value="55539" calcext:value-type="float">
            <text:p>55539</text:p>
          </table:table-cell>
          <table:table-cell office:value-type="float" office:value="45254" calcext:value-type="float">
            <text:p>45254</text:p>
          </table:table-cell>
          <table:table-cell office:value-type="float" office:value="44106" calcext:value-type="float">
            <text:p>44106</text:p>
          </table:table-cell>
          <table:table-cell office:value-type="float" office:value="46744" calcext:value-type="float">
            <text:p>46744</text:p>
          </table:table-cell>
          <table:table-cell office:value-type="float" office:value="47618" calcext:value-type="float">
            <text:p>47618</text:p>
          </table:table-cell>
        </table:table-row>
        <table:table-row table:style-name="ro1">
          <table:table-cell office:value-type="string" calcext:value-type="string">
            <text:p><text:a xlink:href="javascript:sym(3373)" xlink:type="simple">Semeı</text:a> (Semipalatinsk) [Seme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Семей</text:p>
          </table:table-cell>
          <table:table-cell office:value-type="string" calcext:value-type="string">
            <text:p>ABA</text:p>
          </table:table-cell>
          <table:table-cell office:value-type="float" office:value="282574" calcext:value-type="float">
            <text:p>282574</text:p>
          </table:table-cell>
          <table:table-cell office:value-type="float" office:value="334402" calcext:value-type="float">
            <text:p>334402</text:p>
          </table:table-cell>
          <table:table-cell office:value-type="float" office:value="269574" calcext:value-type="float">
            <text:p>269574</text:p>
          </table:table-cell>
          <table:table-cell office:value-type="float" office:value="299264" calcext:value-type="float">
            <text:p>299264</text:p>
          </table:table-cell>
          <table:table-cell office:value-type="float" office:value="303210" calcext:value-type="float">
            <text:p>303210</text:p>
          </table:table-cell>
          <table:table-cell office:value-type="float" office:value="308143" calcext:value-type="float">
            <text:p>308143</text:p>
          </table:table-cell>
        </table:table-row>
        <table:table-row table:style-name="ro3">
          <table:table-cell office:value-type="string" calcext:value-type="string">
            <text:p><text:a xlink:href="javascript:sym(3369)" xlink:type="simple">Shahtınsk</text:a> [Shahtinsk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Шахтинск</text:p>
          </table:table-cell>
          <table:table-cell office:value-type="string" calcext:value-type="string">
            <text:p>QAR</text:p>
          </table:table-cell>
          <table:table-cell office:value-type="float" office:value="50382" calcext:value-type="float">
            <text:p>50382</text:p>
          </table:table-cell>
          <table:table-cell office:value-type="float" office:value="64862" calcext:value-type="float">
            <text:p>64862</text:p>
          </table:table-cell>
          <table:table-cell office:value-type="float" office:value="41602" calcext:value-type="float">
            <text:p>41602</text:p>
          </table:table-cell>
          <table:table-cell office:value-type="float" office:value="35997" calcext:value-type="float">
            <text:p>35997</text:p>
          </table:table-cell>
          <table:table-cell office:value-type="float" office:value="38923" calcext:value-type="float">
            <text:p>38923</text:p>
          </table:table-cell>
          <table:table-cell office:value-type="float" office:value="39188" calcext:value-type="float">
            <text:p>39188</text:p>
          </table:table-cell>
        </table:table-row>
        <table:table-row table:style-name="ro3">
          <table:table-cell office:value-type="string" calcext:value-type="string">
            <text:p><text:a xlink:href="javascript:sym(30155)" xlink:type="simple">Shalqar</text:a> [Shalkar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Шалқар</text:p>
          </table:table-cell>
          <table:table-cell office:value-type="string" calcext:value-type="string">
            <text:p>AQT</text:p>
          </table:table-cell>
          <table:table-cell office:value-type="float" office:value="22150" calcext:value-type="float">
            <text:p>22150</text:p>
          </table:table-cell>
          <table:table-cell office:value-type="float" office:value="28899" calcext:value-type="float">
            <text:p>28899</text:p>
          </table:table-cell>
          <table:table-cell office:value-type="float" office:value="26329" calcext:value-type="float">
            <text:p>26329</text:p>
          </table:table-cell>
          <table:table-cell office:value-type="float" office:value="26574" calcext:value-type="float">
            <text:p>26574</text:p>
          </table:table-cell>
          <table:table-cell office:value-type="float" office:value="27833" calcext:value-type="float">
            <text:p>27833</text:p>
          </table:table-cell>
          <table:table-cell office:value-type="float" office:value="28024" calcext:value-type="float">
            <text:p>28024</text:p>
          </table:table-cell>
        </table:table-row>
        <table:table-row table:style-name="ro3">
          <table:table-cell office:value-type="string" calcext:value-type="string">
            <text:p><text:a xlink:href="javascript:sym(38902)" xlink:type="simple">Shamalgan</text:a> [Ushkonyr]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Шамалған</text:p>
          </table:table-cell>
          <table:table-cell office:value-type="string" calcext:value-type="string">
            <text:p>AA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013" calcext:value-type="float">
            <text:p>10013</text:p>
          </table:table-cell>
          <table:table-cell office:value-type="float" office:value="13616" calcext:value-type="float">
            <text:p>13616</text:p>
          </table:table-cell>
          <table:table-cell office:value-type="float" office:value="28644" calcext:value-type="float">
            <text:p>28644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166)" xlink:type="simple">Shardara</text:a> [Shardara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Шардара</text:p>
          </table:table-cell>
          <table:table-cell office:value-type="string" calcext:value-type="string">
            <text:p>TUR</text:p>
          </table:table-cell>
          <table:table-cell office:value-type="float" office:value="20481" calcext:value-type="float">
            <text:p>20481</text:p>
          </table:table-cell>
          <table:table-cell office:value-type="float" office:value="25629" calcext:value-type="float">
            <text:p>25629</text:p>
          </table:table-cell>
          <table:table-cell office:value-type="float" office:value="25452" calcext:value-type="float">
            <text:p>25452</text:p>
          </table:table-cell>
          <table:table-cell office:value-type="float" office:value="30573" calcext:value-type="float">
            <text:p>30573</text:p>
          </table:table-cell>
          <table:table-cell office:value-type="float" office:value="31431" calcext:value-type="float">
            <text:p>31431</text:p>
          </table:table-cell>
          <table:table-cell office:value-type="float" office:value="32101" calcext:value-type="float">
            <text:p>32101</text:p>
          </table:table-cell>
        </table:table-row>
        <table:table-row table:style-name="ro2">
          <table:table-cell office:value-type="string" calcext:value-type="string">
            <text:p><text:a xlink:href="javascript:sym(30636)" xlink:type="simple">Shelek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Шелек</text:p>
          </table:table-cell>
          <table:table-cell office:value-type="string" calcext:value-type="string">
            <text:p>AA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703" calcext:value-type="float">
            <text:p>22703</text:p>
          </table:table-cell>
          <table:table-cell office:value-type="float" office:value="26688" calcext:value-type="float">
            <text:p>26688</text:p>
          </table:table-cell>
          <table:table-cell office:value-type="float" office:value="29032" calcext:value-type="float">
            <text:p>29032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<text:a xlink:href="javascript:sym(30179)" xlink:type="simple">Shemonaıha</text:a> [Shemonaikha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Шемонайха</text:p>
          </table:table-cell>
          <table:table-cell office:value-type="string" calcext:value-type="string">
            <text:p>SHQ</text:p>
          </table:table-cell>
          <table:table-cell office:value-type="float" office:value="22612" calcext:value-type="float">
            <text:p>22612</text:p>
          </table:table-cell>
          <table:table-cell office:value-type="float" office:value="23607" calcext:value-type="float">
            <text:p>23607</text:p>
          </table:table-cell>
          <table:table-cell office:value-type="float" office:value="19924" calcext:value-type="float">
            <text:p>19924</text:p>
          </table:table-cell>
          <table:table-cell office:value-type="float" office:value="19127" calcext:value-type="float">
            <text:p>19127</text:p>
          </table:table-cell>
          <table:table-cell office:value-type="float" office:value="18448" calcext:value-type="float">
            <text:p>18448</text:p>
          </table:table-cell>
          <table:table-cell office:value-type="float" office:value="18573" calcext:value-type="float">
            <text:p>18573</text:p>
          </table:table-cell>
        </table:table-row>
        <table:table-row table:style-name="ro2">
          <table:table-cell office:value-type="string" calcext:value-type="string">
            <text:p><text:a xlink:href="javascript:sym(30170)" xlink:type="simple">Shıeli</text:a> [Shieli]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Шиелі</text:p>
          </table:table-cell>
          <table:table-cell office:value-type="string" calcext:value-type="string">
            <text:p>QYZ</text:p>
          </table:table-cell>
          <table:table-cell office:value-type="float" office:value="25722" calcext:value-type="float">
            <text:p>25722</text:p>
          </table:table-cell>
          <table:table-cell office:value-type="float" office:value="28484" calcext:value-type="float">
            <text:p>28484</text:p>
          </table:table-cell>
          <table:table-cell office:value-type="float" office:value="28621" calcext:value-type="float">
            <text:p>28621</text:p>
          </table:table-cell>
          <table:table-cell office:value-type="float" office:value="29632" calcext:value-type="float">
            <text:p>29632</text:p>
          </table:table-cell>
          <table:table-cell office:value-type="float" office:value="35972" calcext:value-type="float">
            <text:p>35972</text:p>
          </table:table-cell>
          <table:table-cell office:value-type="float" office:value="36898" calcext:value-type="float">
            <text:p>36898</text:p>
          </table:table-cell>
        </table:table-row>
        <table:table-row table:style-name="ro1">
          <table:table-cell office:value-type="string" calcext:value-type="string">
            <text:p><text:a xlink:href="javascript:sym(38486)" xlink:type="simple">Sholaqqorǵan</text:a> [Sholakkorgan]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Шолаққорған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727" calcext:value-type="float">
            <text:p>8727</text:p>
          </table:table-cell>
          <table:table-cell office:value-type="float" office:value="7934" calcext:value-type="float">
            <text:p>7934</text:p>
          </table:table-cell>
          <table:table-cell office:value-type="float" office:value="19090" calcext:value-type="float">
            <text:p>19090</text:p>
          </table:table-cell>
          <table:table-cell office:value-type="float" office:value="19673" calcext:value-type="float">
            <text:p>19673</text:p>
          </table:table-cell>
        </table:table-row>
        <table:table-row table:style-name="ro3">
          <table:table-cell office:value-type="string" calcext:value-type="string">
            <text:p><text:a xlink:href="javascript:sym(38487)" xlink:type="simple">Shonja</text:a> [Chundzha]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Шонжа</text:p>
          </table:table-cell>
          <table:table-cell office:value-type="string" calcext:value-type="string">
            <text:p>AA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095" calcext:value-type="float">
            <text:p>20095</text:p>
          </table:table-cell>
          <table:table-cell office:value-type="float" office:value="18004" calcext:value-type="float">
            <text:p>18004</text:p>
          </table:table-cell>
          <table:table-cell office:value-type="float" office:value="22055" calcext:value-type="float">
            <text:p>22055</text:p>
          </table:table-cell>
          <table:table-cell office:value-type="float" office:value="22480" calcext:value-type="float">
            <text:p>22480</text:p>
          </table:table-cell>
        </table:table-row>
        <table:table-row table:style-name="ro2">
          <table:table-cell office:value-type="string" calcext:value-type="string">
            <text:p><text:a xlink:href="javascript:sym(38910)" xlink:type="simple">Shubarsý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Шұбарсу</text:p>
          </table:table-cell>
          <table:table-cell office:value-type="string" calcext:value-type="string">
            <text:p>TU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6350" calcext:value-type="float">
            <text:p>16350</text:p>
          </table:table-cell>
          <table:table-cell office:value-type="float" office:value="32390" calcext:value-type="float">
            <text:p>3239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162)" xlink:type="simple">Shý</text:a> [Sh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Шу</text:p>
          </table:table-cell>
          <table:table-cell office:value-type="string" calcext:value-type="string">
            <text:p>ZHA</text:p>
          </table:table-cell>
          <table:table-cell office:value-type="float" office:value="33393" calcext:value-type="float">
            <text:p>33393</text:p>
          </table:table-cell>
          <table:table-cell office:value-type="float" office:value="37395" calcext:value-type="float">
            <text:p>37395</text:p>
          </table:table-cell>
          <table:table-cell office:value-type="float" office:value="34999" calcext:value-type="float">
            <text:p>34999</text:p>
          </table:table-cell>
          <table:table-cell office:value-type="float" office:value="36531" calcext:value-type="float">
            <text:p>36531</text:p>
          </table:table-cell>
          <table:table-cell office:value-type="float" office:value="44814" calcext:value-type="float">
            <text:p>44814</text:p>
          </table:table-cell>
          <table:table-cell office:value-type="float" office:value="45462" calcext:value-type="float">
            <text:p>45462</text:p>
          </table:table-cell>
        </table:table-row>
        <table:table-row table:style-name="ro2">
          <table:table-cell office:value-type="string" calcext:value-type="string">
            <text:p><text:a xlink:href="javascript:sym(3356)" xlink:type="simple">Shymken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Шымкент</text:p>
          </table:table-cell>
          <table:table-cell office:value-type="string" calcext:value-type="string">
            <text:p>SMK</text:p>
          </table:table-cell>
          <table:table-cell office:value-type="float" office:value="321535" calcext:value-type="float">
            <text:p>321535</text:p>
          </table:table-cell>
          <table:table-cell office:value-type="float" office:value="392977" calcext:value-type="float">
            <text:p>392977</text:p>
          </table:table-cell>
          <table:table-cell table:style-name="ce3" office:value-type="float" office:value="510000" calcext:value-type="float">
            <text:p>510000</text:p>
          </table:table-cell>
          <table:table-cell office:value-type="float" office:value="730873" calcext:value-type="float">
            <text:p>730873</text:p>
          </table:table-cell>
          <table:table-cell office:value-type="float" office:value="1112478" calcext:value-type="float">
            <text:p>1112478</text:p>
          </table:table-cell>
          <table:table-cell office:value-type="float" office:value="1192120" calcext:value-type="float">
            <text:p>1192120</text:p>
          </table:table-cell>
        </table:table-row>
        <table:table-row table:style-name="ro3">
          <table:table-cell office:value-type="string" calcext:value-type="string">
            <text:p><text:a xlink:href="javascript:sym(14249)" xlink:type="simple">Stepnogor</text:a> [Stepnogorsk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Степногор</text:p>
          </table:table-cell>
          <table:table-cell office:value-type="string" calcext:value-type="string">
            <text:p>AQM</text:p>
          </table:table-cell>
          <table:table-cell office:value-type="float" office:value="45794" calcext:value-type="float">
            <text:p>45794</text:p>
          </table:table-cell>
          <table:table-cell office:value-type="string" calcext:value-type="string">
            <text:p>...</text:p>
          </table:table-cell>
          <table:table-cell office:value-type="float" office:value="47372" calcext:value-type="float">
            <text:p>47372</text:p>
          </table:table-cell>
          <table:table-cell office:value-type="float" office:value="46712" calcext:value-type="float">
            <text:p>46712</text:p>
          </table:table-cell>
          <table:table-cell office:value-type="float" office:value="48894" calcext:value-type="float">
            <text:p>48894</text:p>
          </table:table-cell>
          <table:table-cell office:value-type="float" office:value="49599" calcext:value-type="float">
            <text:p>49599</text:p>
          </table:table-cell>
        </table:table-row>
        <table:table-row table:style-name="ro4">
          <table:table-cell office:value-type="string" calcext:value-type="string">
            <text:p><text:a xlink:href="javascript:sym(3374)" xlink:type="simple">Taldyqorǵan</text:a> (Taldy-Kurgan) [Taldykorg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Талдықорған</text:p>
          </table:table-cell>
          <table:table-cell office:value-type="string" calcext:value-type="string">
            <text:p>JET</text:p>
          </table:table-cell>
          <table:table-cell office:value-type="float" office:value="87948" calcext:value-type="float">
            <text:p>87948</text:p>
          </table:table-cell>
          <table:table-cell office:value-type="float" office:value="119149" calcext:value-type="float">
            <text:p>119149</text:p>
          </table:table-cell>
          <table:table-cell office:value-type="float" office:value="97996" calcext:value-type="float">
            <text:p>97996</text:p>
          </table:table-cell>
          <table:table-cell office:value-type="float" office:value="124223" calcext:value-type="float">
            <text:p>124223</text:p>
          </table:table-cell>
          <table:table-cell office:value-type="float" office:value="165325" calcext:value-type="float">
            <text:p>165325</text:p>
          </table:table-cell>
          <table:table-cell office:value-type="float" office:value="168686" calcext:value-type="float">
            <text:p>168686</text:p>
          </table:table-cell>
        </table:table-row>
        <table:table-row table:style-name="ro2">
          <table:table-cell office:value-type="string" calcext:value-type="string">
            <text:p><text:a xlink:href="javascript:sym(30143)" xlink:type="simple">Talǵa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Талғар</text:p>
          </table:table-cell>
          <table:table-cell office:value-type="string" calcext:value-type="string">
            <text:p>AAO</text:p>
          </table:table-cell>
          <table:table-cell office:value-type="float" office:value="36952" calcext:value-type="float">
            <text:p>36952</text:p>
          </table:table-cell>
          <table:table-cell office:value-type="float" office:value="43645" calcext:value-type="float">
            <text:p>43645</text:p>
          </table:table-cell>
          <table:table-cell office:value-type="float" office:value="43353" calcext:value-type="float">
            <text:p>43353</text:p>
          </table:table-cell>
          <table:table-cell office:value-type="float" office:value="45529" calcext:value-type="float">
            <text:p>45529</text:p>
          </table:table-cell>
          <table:table-cell office:value-type="float" office:value="63883" calcext:value-type="float">
            <text:p>63883</text:p>
          </table:table-cell>
          <table:table-cell office:value-type="float" office:value="64895" calcext:value-type="float">
            <text:p>64895</text:p>
          </table:table-cell>
        </table:table-row>
        <table:table-row table:style-name="ro1">
          <table:table-cell office:value-type="string" calcext:value-type="string">
            <text:p><text:a xlink:href="javascript:sym(3357)" xlink:type="simple">Taraz</text:a> (Dzambul, Auliye-At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Тараз</text:p>
          </table:table-cell>
          <table:table-cell office:value-type="string" calcext:value-type="string">
            <text:p>ZHA</text:p>
          </table:table-cell>
          <table:table-cell office:value-type="float" office:value="263793" calcext:value-type="float">
            <text:p>263793</text:p>
          </table:table-cell>
          <table:table-cell office:value-type="float" office:value="306715" calcext:value-type="float">
            <text:p>306715</text:p>
          </table:table-cell>
          <table:table-cell office:value-type="float" office:value="330125" calcext:value-type="float">
            <text:p>330125</text:p>
          </table:table-cell>
          <table:table-cell office:value-type="float" office:value="331925" calcext:value-type="float">
            <text:p>331925</text:p>
          </table:table-cell>
          <table:table-cell office:value-type="float" office:value="418368" calcext:value-type="float">
            <text:p>418368</text:p>
          </table:table-cell>
          <table:table-cell office:value-type="float" office:value="427356" calcext:value-type="float">
            <text:p>427356</text:p>
          </table:table-cell>
        </table:table-row>
        <table:table-row table:style-name="ro2">
          <table:table-cell office:value-type="string" calcext:value-type="string">
            <text:p><text:a xlink:href="javascript:sym(30173)" xlink:type="simple">Tasbóget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Тасбөгет</text:p>
          </table:table-cell>
          <table:table-cell office:value-type="string" calcext:value-type="string">
            <text:p>QYZ</text:p>
          </table:table-cell>
          <table:table-cell office:value-type="float" office:value="12377" calcext:value-type="float">
            <text:p>12377</text:p>
          </table:table-cell>
          <table:table-cell office:value-type="float" office:value="15369" calcext:value-type="float">
            <text:p>15369</text:p>
          </table:table-cell>
          <table:table-cell office:value-type="float" office:value="16922" calcext:value-type="float">
            <text:p>16922</text:p>
          </table:table-cell>
          <table:table-cell office:value-type="float" office:value="18875" calcext:value-type="float">
            <text:p>18875</text:p>
          </table:table-cell>
          <table:table-cell office:value-type="float" office:value="27590" calcext:value-type="float">
            <text:p>27590</text:p>
          </table:table-cell>
          <table:table-cell office:value-type="float" office:value="28710" calcext:value-type="float">
            <text:p>28710</text:p>
          </table:table-cell>
        </table:table-row>
        <table:table-row table:style-name="ro2">
          <table:table-cell office:value-type="string" calcext:value-type="string">
            <text:p><text:a xlink:href="javascript:sym(30145)" xlink:type="simple">Tekel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Текелі</text:p>
          </table:table-cell>
          <table:table-cell office:value-type="string" calcext:value-type="string">
            <text:p>JET</text:p>
          </table:table-cell>
          <table:table-cell office:value-type="float" office:value="28536" calcext:value-type="float">
            <text:p>28536</text:p>
          </table:table-cell>
          <table:table-cell office:value-type="float" office:value="31428" calcext:value-type="float">
            <text:p>31428</text:p>
          </table:table-cell>
          <table:table-cell office:value-type="float" office:value="23982" calcext:value-type="float">
            <text:p>23982</text:p>
          </table:table-cell>
          <table:table-cell office:value-type="float" office:value="26062" calcext:value-type="float">
            <text:p>26062</text:p>
          </table:table-cell>
          <table:table-cell office:value-type="float" office:value="29253" calcext:value-type="float">
            <text:p>29253</text:p>
          </table:table-cell>
          <table:table-cell office:value-type="float" office:value="30324" calcext:value-type="float">
            <text:p>30324</text:p>
          </table:table-cell>
        </table:table-row>
        <table:table-row table:style-name="ro2">
          <table:table-cell office:value-type="string" calcext:value-type="string">
            <text:p><text:a xlink:href="javascript:sym(38488)" xlink:type="simple">Temirlan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Темірлан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554" calcext:value-type="float">
            <text:p>11554</text:p>
          </table:table-cell>
          <table:table-cell office:value-type="float" office:value="12495" calcext:value-type="float">
            <text:p>12495</text:p>
          </table:table-cell>
          <table:table-cell office:value-type="float" office:value="17796" calcext:value-type="float">
            <text:p>17796</text:p>
          </table:table-cell>
          <table:table-cell office:value-type="float" office:value="18354" calcext:value-type="float">
            <text:p>18354</text:p>
          </table:table-cell>
        </table:table-row>
        <table:table-row table:style-name="ro2">
          <table:table-cell office:value-type="string" calcext:value-type="string">
            <text:p><text:a xlink:href="javascript:sym(3375)" xlink:type="simple">Temirtaý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Теміртау</text:p>
          </table:table-cell>
          <table:table-cell office:value-type="string" calcext:value-type="string">
            <text:p>QAR</text:p>
          </table:table-cell>
          <table:table-cell office:value-type="float" office:value="213026" calcext:value-type="float">
            <text:p>213026</text:p>
          </table:table-cell>
          <table:table-cell office:value-type="float" office:value="212382" calcext:value-type="float">
            <text:p>212382</text:p>
          </table:table-cell>
          <table:table-cell office:value-type="float" office:value="170481" calcext:value-type="float">
            <text:p>170481</text:p>
          </table:table-cell>
          <table:table-cell office:value-type="float" office:value="169590" calcext:value-type="float">
            <text:p>169590</text:p>
          </table:table-cell>
          <table:table-cell office:value-type="float" office:value="171019" calcext:value-type="float">
            <text:p>171019</text:p>
          </table:table-cell>
          <table:table-cell office:value-type="float" office:value="171893" calcext:value-type="float">
            <text:p>171893</text:p>
          </table:table-cell>
        </table:table-row>
        <table:table-row table:style-name="ro3">
          <table:table-cell office:value-type="string" calcext:value-type="string">
            <text:p><text:a xlink:href="javascript:sym(30176)" xlink:type="simple">Tobyl</text:a> (Zatobol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Тобыл</text:p>
          </table:table-cell>
          <table:table-cell office:value-type="string" calcext:value-type="string">
            <text:p>QOS</text:p>
          </table:table-cell>
          <table:table-cell office:value-type="float" office:value="16736" calcext:value-type="float">
            <text:p>16736</text:p>
          </table:table-cell>
          <table:table-cell office:value-type="float" office:value="20274" calcext:value-type="float">
            <text:p>20274</text:p>
          </table:table-cell>
          <table:table-cell office:value-type="float" office:value="20117" calcext:value-type="float">
            <text:p>20117</text:p>
          </table:table-cell>
          <table:table-cell office:value-type="float" office:value="22908" calcext:value-type="float">
            <text:p>22908</text:p>
          </table:table-cell>
          <table:table-cell office:value-type="float" office:value="28251" calcext:value-type="float">
            <text:p>28251</text:p>
          </table:table-cell>
          <table:table-cell office:value-type="float" office:value="28457" calcext:value-type="float">
            <text:p>28457</text:p>
          </table:table-cell>
        </table:table-row>
        <table:table-row table:style-name="ro2">
          <table:table-cell office:value-type="string" calcext:value-type="string">
            <text:p><text:a xlink:href="javascript:sym(30641)" xlink:type="simple">Tóle Bı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Төле би</text:p>
          </table:table-cell>
          <table:table-cell office:value-type="string" calcext:value-type="string">
            <text:p>ZH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860" calcext:value-type="float">
            <text:p>17860</text:p>
          </table:table-cell>
          <table:table-cell office:value-type="float" office:value="19000" calcext:value-type="float">
            <text:p>19000</text:p>
          </table:table-cell>
          <table:table-cell office:value-type="float" office:value="19771" calcext:value-type="float">
            <text:p>19771</text:p>
          </table:table-cell>
          <table:table-cell office:value-type="float" office:value="19947" calcext:value-type="float">
            <text:p>19947</text:p>
          </table:table-cell>
        </table:table-row>
        <table:table-row table:style-name="ro3">
          <table:table-cell office:value-type="string" calcext:value-type="string">
            <text:p><text:a xlink:href="javascript:sym(38489)" xlink:type="simple">Turar Rysqulov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Тұрар Рысқұлов</text:p>
          </table:table-cell>
          <table:table-cell office:value-type="string" calcext:value-type="string">
            <text:p>TUR</text:p>
          </table:table-cell>
          <table:table-cell office:value-type="float" office:value="13330" calcext:value-type="float">
            <text:p>13330</text:p>
          </table:table-cell>
          <table:table-cell office:value-type="float" office:value="15101" calcext:value-type="float">
            <text:p>15101</text:p>
          </table:table-cell>
          <table:table-cell office:value-type="float" office:value="15182" calcext:value-type="float">
            <text:p>15182</text:p>
          </table:table-cell>
          <table:table-cell office:value-type="float" office:value="17311" calcext:value-type="float">
            <text:p>17311</text:p>
          </table:table-cell>
          <table:table-cell office:value-type="float" office:value="24748" calcext:value-type="float">
            <text:p>24748</text:p>
          </table:table-cell>
          <table:table-cell office:value-type="float" office:value="25625" calcext:value-type="float">
            <text:p>25625</text:p>
          </table:table-cell>
        </table:table-row>
        <table:table-row table:style-name="ro3">
          <table:table-cell office:value-type="string" calcext:value-type="string">
            <text:p><text:a xlink:href="javascript:sym(3376)" xlink:type="simple">Túrkistan</text:a> [Turkest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Түркістан</text:p>
          </table:table-cell>
          <table:table-cell office:value-type="string" calcext:value-type="string">
            <text:p>TUR</text:p>
          </table:table-cell>
          <table:table-cell table:style-name="ce3" office:value-type="float" office:value="66741" calcext:value-type="float">
            <text:p>66741</text:p>
          </table:table-cell>
          <table:table-cell table:style-name="ce3" office:value-type="float" office:value="78285" calcext:value-type="float">
            <text:p>78285</text:p>
          </table:table-cell>
          <table:table-cell office:value-type="float" office:value="102505" calcext:value-type="float">
            <text:p>102505</text:p>
          </table:table-cell>
          <table:table-cell office:value-type="float" office:value="142899" calcext:value-type="float">
            <text:p>142899</text:p>
          </table:table-cell>
          <table:table-cell office:value-type="float" office:value="207605" calcext:value-type="float">
            <text:p>207605</text:p>
          </table:table-cell>
          <table:table-cell office:value-type="float" office:value="220159" calcext:value-type="float">
            <text:p>220159</text:p>
          </table:table-cell>
        </table:table-row>
        <table:table-row table:style-name="ro2">
          <table:table-cell office:value-type="string" calcext:value-type="string">
            <text:p><text:a xlink:href="javascript:sym(38903)" xlink:type="simple">Tuzdybastaý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Тұздыбастау</text:p>
          </table:table-cell>
          <table:table-cell office:value-type="string" calcext:value-type="string">
            <text:p>AA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182" calcext:value-type="float">
            <text:p>9182</text:p>
          </table:table-cell>
          <table:table-cell office:value-type="float" office:value="12577" calcext:value-type="float">
            <text:p>12577</text:p>
          </table:table-cell>
          <table:table-cell office:value-type="float" office:value="21693" calcext:value-type="float">
            <text:p>2169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8490)" xlink:type="simple">Úsharal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Үшарал</text:p>
          </table:table-cell>
          <table:table-cell office:value-type="string" calcext:value-type="string">
            <text:p>JET</text:p>
          </table:table-cell>
          <table:table-cell office:value-type="float" office:value="18567" calcext:value-type="float">
            <text:p>18567</text:p>
          </table:table-cell>
          <table:table-cell office:value-type="float" office:value="17908" calcext:value-type="float">
            <text:p>17908</text:p>
          </table:table-cell>
          <table:table-cell office:value-type="float" office:value="15379" calcext:value-type="float">
            <text:p>15379</text:p>
          </table:table-cell>
          <table:table-cell office:value-type="float" office:value="17157" calcext:value-type="float">
            <text:p>17157</text:p>
          </table:table-cell>
          <table:table-cell office:value-type="float" office:value="21122" calcext:value-type="float">
            <text:p>21122</text:p>
          </table:table-cell>
          <table:table-cell office:value-type="float" office:value="21199" calcext:value-type="float">
            <text:p>21199</text:p>
          </table:table-cell>
        </table:table-row>
        <table:table-row table:style-name="ro3">
          <table:table-cell office:value-type="string" calcext:value-type="string">
            <text:p><text:a xlink:href="javascript:sym(30149)" xlink:type="simple">Úshtóbe</text:a> [Ushtobe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Үштөбе</text:p>
          </table:table-cell>
          <table:table-cell office:value-type="string" calcext:value-type="string">
            <text:p>JET</text:p>
          </table:table-cell>
          <table:table-cell office:value-type="float" office:value="24546" calcext:value-type="float">
            <text:p>24546</text:p>
          </table:table-cell>
          <table:table-cell office:value-type="float" office:value="26028" calcext:value-type="float">
            <text:p>26028</text:p>
          </table:table-cell>
          <table:table-cell office:value-type="float" office:value="22472" calcext:value-type="float">
            <text:p>22472</text:p>
          </table:table-cell>
          <table:table-cell office:value-type="float" office:value="24895" calcext:value-type="float">
            <text:p>24895</text:p>
          </table:table-cell>
          <table:table-cell office:value-type="float" office:value="19744" calcext:value-type="float">
            <text:p>19744</text:p>
          </table:table-cell>
          <table:table-cell office:value-type="float" office:value="19533" calcext:value-type="float">
            <text:p>19533</text:p>
          </table:table-cell>
        </table:table-row>
        <table:table-row table:style-name="ro3">
          <table:table-cell office:value-type="string" calcext:value-type="string">
            <text:p><text:a xlink:href="javascript:sym(30634)" xlink:type="simple">Uzynaǵash</text:a> [Uzynagash]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Ұзынағаш</text:p>
          </table:table-cell>
          <table:table-cell office:value-type="string" calcext:value-type="string">
            <text:p>AA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887" calcext:value-type="float">
            <text:p>23887</text:p>
          </table:table-cell>
          <table:table-cell office:value-type="float" office:value="30585" calcext:value-type="float">
            <text:p>30585</text:p>
          </table:table-cell>
          <table:table-cell office:value-type="float" office:value="46159" calcext:value-type="float">
            <text:p>46159</text:p>
          </table:table-cell>
          <table:table-cell office:value-type="float" office:value="47818" calcext:value-type="float">
            <text:p>47818</text:p>
          </table:table-cell>
        </table:table-row>
        <table:table-row table:style-name="ro2">
          <table:table-cell office:value-type="string" calcext:value-type="string">
            <text:p><text:a xlink:href="javascript:sym(30631)" xlink:type="simple">Zachagansk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Зачаганск</text:p>
          </table:table-cell>
          <table:table-cell office:value-type="string" calcext:value-type="string">
            <text:p>BQA</text:p>
          </table:table-cell>
          <table:table-cell office:value-type="float" office:value="10364" calcext:value-type="float">
            <text:p>10364</text:p>
          </table:table-cell>
          <table:table-cell office:value-type="float" office:value="12090" calcext:value-type="float">
            <text:p>12090</text:p>
          </table:table-cell>
          <table:table-cell office:value-type="float" office:value="12906" calcext:value-type="float">
            <text:p>12906</text:p>
          </table:table-cell>
          <table:table-cell office:value-type="float" office:value="27065" calcext:value-type="float">
            <text:p>27065</text:p>
          </table:table-cell>
          <table:table-cell office:value-type="float" office:value="58356" calcext:value-type="float">
            <text:p>58356</text:p>
          </table:table-cell>
          <table:table-cell office:value-type="float" office:value="61224" calcext:value-type="float">
            <text:p>61224</text:p>
          </table:table-cell>
        </table:table-row>
        <table:table-row table:style-name="ro3">
          <table:table-cell office:value-type="string" calcext:value-type="string">
            <text:p><text:a xlink:href="javascript:sym(38491)" xlink:type="simple">Zaısan</text:a> [Zays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Зайсан</text:p>
          </table:table-cell>
          <table:table-cell office:value-type="string" calcext:value-type="string">
            <text:p>SHQ</text:p>
          </table:table-cell>
          <table:table-cell office:value-type="float" office:value="14374" calcext:value-type="float">
            <text:p>14374</text:p>
          </table:table-cell>
          <table:table-cell office:value-type="float" office:value="16970" calcext:value-type="float">
            <text:p>16970</text:p>
          </table:table-cell>
          <table:table-cell office:value-type="float" office:value="16021" calcext:value-type="float">
            <text:p>16021</text:p>
          </table:table-cell>
          <table:table-cell office:value-type="float" office:value="14416" calcext:value-type="float">
            <text:p>14416</text:p>
          </table:table-cell>
          <table:table-cell office:value-type="float" office:value="18430" calcext:value-type="float">
            <text:p>18430</text:p>
          </table:table-cell>
          <table:table-cell office:value-type="float" office:value="18515" calcext:value-type="float">
            <text:p>18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5T06:51:33.228290700</meta:creation-date>
    <dc:date>2025-04-15T06:52:29.730869000</dc:date>
    <meta:editing-duration>PT57S</meta:editing-duration>
    <meta:editing-cycles>1</meta:editing-cycles>
    <meta:document-statistic meta:table-count="1" meta:cell-count="1100" meta:object-count="0"/>
    <meta:generator>LibreOffice/25.2.2.2$Windows_X86_64 LibreOffice_project/7370d4be9e3cf6031a51beef54ff3bda878e3fac</meta:generator>
  </office:meta>
</office:document-meta>
</file>